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1" svg:font-family="Calibri" style:font-family-generic="swiss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4812*"/>
    </style:style>
    <style:style style:name="Tableau3.A1" style:family="table-cell">
      <style:table-cell-properties style:writing-mode="page"/>
    </style:style>
    <style:style style:name="Tableau3.A2" style:family="table-cell">
      <style:table-cell-properties fo:padding="0cm" fo:border="none" style:writing-mode="page"/>
    </style:style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style:writing-mode="page"/>
    </style:style>
    <style:style style:name="Tableau4.A4" style:family="table-cell">
      <style:table-cell-properties fo:padding="0cm" fo:border="none" style:writing-mode="page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8.192cm" style:rel-column-width="4644*"/>
    </style:style>
    <style:style style:name="Tableau5.B" style:family="table-column">
      <style:table-column-properties style:column-width="8.809cm" style:rel-column-width="4994*"/>
    </style:style>
    <style:style style:name="Tableau5.A1" style:family="table-cell">
      <style:table-cell-properties style:writing-mode="page"/>
    </style:style>
    <style:style style:name="Tableau5.A4" style:family="table-cell">
      <style:table-cell-properties fo:padding="0cm" fo:border="none" style:writing-mode="page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style:writing-mode="page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style:writing-mode="pag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4819*"/>
    </style:style>
    <style:style style:name="Tableau6.A1" style:family="table-cell">
      <style:table-cell-properties style:writing-mode="page"/>
    </style:style>
    <style:style style:name="Tableau8" style:family="table">
      <style:table-properties style:width="17cm" table:align="margins" style:writing-mode="lr-tb"/>
    </style:style>
    <style:style style:name="Tableau8.A" style:family="table-column">
      <style:table-column-properties style:column-width="8.5cm" style:rel-column-width="32767*"/>
    </style:style>
    <style:style style:name="Tableau8.A1" style:family="table-cell">
      <style:table-cell-properties style:writing-mode="page"/>
    </style:style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style:writing-mode="page"/>
    </style:style>
    <style:style style:name="Tableau9" style:family="table">
      <style:table-properties style:width="17cm" table:align="margins" style:writing-mode="lr-tb"/>
    </style:style>
    <style:style style:name="Tableau9.A" style:family="table-column">
      <style:table-column-properties style:column-width="8.5cm" style:rel-column-width="32767*"/>
    </style:style>
    <style:style style:name="Tableau9.A1" style:family="table-cell">
      <style:table-cell-properties style:writing-mode="page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text-align="center" style:justify-single-word="false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  <style:text-properties fo:color="#000000" loext:opacity="100%" fo:font-size="16pt" style:font-size-asian="16pt" style:font-name-complex="Times New Roman" style:font-size-complex="16pt"/>
    </style:style>
    <style:style style:name="P3" style:family="paragraph" style:parent-style-name="Heading_20_2">
      <style:paragraph-properties fo:margin-left="0cm" fo:margin-right="0cm" fo:text-indent="0cm" style:auto-text-indent="false"/>
      <style:text-properties fo:color="#000000" loext:opacity="100%" style:font-name-complex="Times New Roman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2" style:list-style-name="WW8Num3">
      <style:paragraph-properties fo:margin-left="0cm" fo:margin-right="0cm" fo:text-indent="0cm" style:auto-text-indent="false"/>
      <style:text-properties officeooo:paragraph-rsid="0008f701"/>
    </style:style>
    <style:style style:name="P6" style:family="paragraph" style:parent-style-name="Heading_20_2" style:list-style-name="">
      <style:paragraph-properties fo:margin-left="0cm" fo:margin-right="0cm" fo:text-indent="0cm" style:auto-text-indent="false"/>
      <style:text-properties fo:color="#2a6099" loext:opacity="100%" fo:font-size="12pt" style:font-size-asian="12pt" style:font-name-complex="Times New Roman" style:font-size-complex="12pt"/>
    </style:style>
    <style:style style:name="P7" style:family="paragraph" style:parent-style-name="Heading_20_2">
      <style:paragraph-properties fo:margin-left="0cm" fo:margin-right="0cm" fo:text-indent="0cm" style:auto-text-indent="false"/>
      <style:text-properties officeooo:paragraph-rsid="0005f0f5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font-name="Times New Roman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officeooo:paragraph-rsid="0008dfca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fo:color="#ff0000" loext:opacity="100%" fo:font-size="16pt" style:font-size-asian="16pt" style:font-name-complex="Times New Roman" style:font-size-complex="16pt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officeooo:paragraph-rsid="0015ea6d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fo:color="#000000" loext:opacity="100%" fo:font-weight="bold" style:font-weight-asian="bold" style:font-name-complex="Times New Roman" style:font-weight-complex="bold"/>
    </style:style>
    <style:style style:name="P15" style:family="paragraph" style:parent-style-name="Standard">
      <style:text-properties officeooo:paragraph-rsid="000c87dd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e06b4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paragraph-rsid="0013de51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3de51" officeooo:paragraph-rsid="0013de51"/>
    </style:style>
    <style:style style:name="P20" style:family="paragraph" style:parent-style-name="Table_20_Contents">
      <style:text-properties fo:color="#2a6099" loext:opacity="100%" fo:font-weight="bold" officeooo:rsid="00036fee" officeooo:paragraph-rsid="00036fee" style:font-weight-asian="bold" style:font-weight-complex="bold"/>
    </style:style>
    <style:style style:name="P21" style:family="paragraph" style:parent-style-name="Table_20_Contents">
      <style:text-properties fo:color="#2a6099" loext:opacity="100%" fo:font-weight="bold" officeooo:rsid="00030284" officeooo:paragraph-rsid="00030284" style:font-weight-asian="bold" style:font-weight-complex="bold"/>
    </style:style>
    <style:style style:name="P22" style:family="paragraph" style:parent-style-name="Table_20_Contents">
      <style:text-properties fo:color="#2a6099" loext:opacity="100%" fo:font-weight="bold" style:font-weight-asian="bold" style:font-weight-complex="bold"/>
    </style:style>
    <style:style style:name="P23" style:family="paragraph" style:parent-style-name="Table_20_Contents">
      <style:text-properties fo:color="#2a6099" loext:opacity="100%" fo:font-weight="bold" officeooo:rsid="0010fae5" officeooo:paragraph-rsid="0010fae5" style:font-weight-asian="bold" style:font-weight-complex="bold"/>
    </style:style>
    <style:style style:name="P24" style:family="paragraph" style:parent-style-name="Table_20_Contents">
      <style:text-properties officeooo:rsid="00036fee" officeooo:paragraph-rsid="00036fee"/>
    </style:style>
    <style:style style:name="P25" style:family="paragraph" style:parent-style-name="Table_20_Contents">
      <style:text-properties style:font-name="Times New Roman"/>
    </style:style>
    <style:style style:name="P26" style:family="paragraph" style:parent-style-name="Table_20_Contents">
      <style:text-properties style:font-name="Times New Roman" officeooo:rsid="000c87dd" officeooo:paragraph-rsid="000c87dd"/>
    </style:style>
    <style:style style:name="P27" style:family="paragraph" style:parent-style-name="Table_20_Contents">
      <style:text-properties style:font-name="Times New Roman" officeooo:rsid="000c87dd" officeooo:paragraph-rsid="000e06b4"/>
    </style:style>
    <style:style style:name="P28" style:family="paragraph" style:parent-style-name="Table_20_Contents">
      <style:text-properties style:font-name="Times New Roman" fo:font-weight="bold" officeooo:rsid="000c87dd" officeooo:paragraph-rsid="000c87dd" style:font-weight-asian="bold" style:font-weight-complex="bold"/>
    </style:style>
    <style:style style:name="P29" style:family="paragraph" style:parent-style-name="Table_20_Contents">
      <style:text-properties style:font-name="Times New Roman" fo:font-weight="normal" officeooo:rsid="000e06b4" officeooo:paragraph-rsid="000e06b4" style:font-weight-asian="normal" style:font-weight-complex="normal"/>
    </style:style>
    <style:style style:name="P30" style:family="paragraph" style:parent-style-name="Table_20_Contents">
      <style:text-properties style:font-name="Times New Roman" officeooo:rsid="000fca58" officeooo:paragraph-rsid="000fca58"/>
    </style:style>
    <style:style style:name="P31" style:family="paragraph" style:parent-style-name="Table_20_Contents">
      <style:text-properties officeooo:paragraph-rsid="0007d974"/>
    </style:style>
    <style:style style:name="P32" style:family="paragraph" style:parent-style-name="Table_20_Contents">
      <style:text-properties officeooo:paragraph-rsid="0008f701"/>
    </style:style>
    <style:style style:name="P33" style:family="paragraph" style:parent-style-name="Table_20_Contents">
      <style:text-properties fo:color="#ff0000" loext:opacity="100%" fo:font-weight="normal" style:font-weight-asian="normal" style:font-weight-complex="normal"/>
    </style:style>
    <style:style style:name="P34" style:family="paragraph" style:parent-style-name="Table_20_Contents">
      <style:text-properties fo:color="#ff0000" loext:opacity="100%" officeooo:paragraph-rsid="0007d974"/>
    </style:style>
    <style:style style:name="P35" style:family="paragraph" style:parent-style-name="Table_20_Contents">
      <style:text-properties officeooo:rsid="0010fae5" officeooo:paragraph-rsid="0010fae5"/>
    </style:style>
    <style:style style:name="P36" style:family="paragraph" style:parent-style-name="Table_20_Contents">
      <style:text-properties officeooo:paragraph-rsid="0013de51"/>
    </style:style>
    <style:style style:name="P37" style:family="paragraph" style:parent-style-name="Table_20_Contents">
      <style:text-properties officeooo:rsid="001584e3" officeooo:paragraph-rsid="001584e3"/>
    </style:style>
    <style:style style:name="P38" style:family="paragraph" style:parent-style-name="Table_20_Contents">
      <style:text-properties fo:font-weight="normal" officeooo:rsid="001584e3" officeooo:paragraph-rsid="001584e3" style:font-weight-asian="normal" style:font-weight-complex="normal"/>
    </style:style>
    <style:style style:name="P39" style:family="paragraph" style:parent-style-name="Table_20_Contents">
      <style:text-properties officeooo:rsid="0015ea6d" officeooo:paragraph-rsid="0015ea6d"/>
    </style:style>
    <style:style style:name="P40" style:family="paragraph" style:parent-style-name="Text_20_body">
      <style:text-properties fo:color="#2a6099" loext:opacity="100%"/>
    </style:style>
    <style:style style:name="P41" style:family="paragraph" style:parent-style-name="Text_20_body">
      <style:text-properties fo:color="#2a6099" loext:opacity="100%" officeooo:paragraph-rsid="000127cc"/>
    </style:style>
    <style:style style:name="P42" style:family="paragraph" style:parent-style-name="Text_20_body">
      <style:text-properties fo:color="#2a6099" loext:opacity="100%" style:font-name="Times New Roman" fo:font-size="11pt" fo:font-style="normal" fo:font-weight="bold" officeooo:paragraph-rsid="00036fe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43" style:family="paragraph" style:parent-style-name="Text_20_body" style:list-style-name="WW8Num3">
      <style:text-properties fo:color="#2a6099" loext:opacity="100%" style:font-name="Times New Roman" fo:font-size="11pt" fo:font-style="normal" fo:font-weight="bold" officeooo:paragraph-rsid="000fca58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44" style:family="paragraph" style:parent-style-name="Text_20_body" style:list-style-name="WW8Num3">
      <style:paragraph-properties fo:margin-left="0cm" fo:text-indent="0cm" style:auto-text-indent="false"/>
      <style:text-properties fo:color="#2a6099" loext:opacity="100%" style:font-name="Times New Roman" fo:font-style="normal" fo:font-weight="bold" officeooo:rsid="001606be" officeooo:paragraph-rsid="001606be" style:font-style-asian="normal" style:font-weight-asian="bold" style:font-name-complex="Times New Roman" style:font-style-complex="normal" style:font-weight-complex="bold"/>
    </style:style>
    <style:style style:name="P45" style:family="paragraph" style:parent-style-name="Text_20_body">
      <style:text-properties fo:color="#2a6099" loext:opacity="100%" fo:font-weight="bold" style:font-weight-asian="bold" style:font-name-complex="Times New Roman" style:font-weight-complex="bold"/>
    </style:style>
    <style:style style:name="P46" style:family="paragraph" style:parent-style-name="Text_20_body">
      <style:paragraph-properties fo:margin-top="0cm" fo:margin-bottom="0cm" style:contextual-spacing="false"/>
      <style:text-properties fo:color="#2a6099" loext:opacity="100%" fo:font-weight="bold" style:font-weight-asian="bold" style:font-name-complex="Times New Roman" style:font-weight-complex="bold"/>
    </style:style>
    <style:style style:name="P47" style:family="paragraph" style:parent-style-name="Text_20_body">
      <style:text-properties fo:color="#2a6099" loext:opacity="100%" fo:font-weight="bold" officeooo:rsid="000e06b4" officeooo:paragraph-rsid="000e06b4" style:font-weight-asian="bold" style:font-weight-complex="bold"/>
    </style:style>
    <style:style style:name="P48" style:family="paragraph" style:parent-style-name="Text_20_body">
      <style:text-properties fo:color="#2a6099" loext:opacity="100%" fo:font-weight="bold" officeooo:rsid="0015ea6d" officeooo:paragraph-rsid="0015ea6d" style:font-weight-asian="bold" style:font-weight-complex="bold"/>
    </style:style>
    <style:style style:name="P49" style:family="paragraph" style:parent-style-name="Text_20_body">
      <style:text-properties fo:color="#2a6099" loext:opacity="100%" fo:font-size="12pt" fo:font-weight="bold" officeooo:rsid="000e06b4" officeooo:paragraph-rsid="000e06b4" style:font-size-asian="12pt" style:font-weight-asian="bold" style:font-name-complex="Times New Roman" style:font-size-complex="12pt" style:font-weight-complex="bold"/>
    </style:style>
    <style:style style:name="P50" style:family="paragraph" style:parent-style-name="Text_20_body">
      <style:text-properties fo:color="#000000" loext:opacity="100%" fo:font-weight="bold" style:font-weight-asian="bold" style:font-name-complex="Times New Roman" style:font-weight-complex="bold"/>
    </style:style>
    <style:style style:name="P51" style:family="paragraph" style:parent-style-name="Text_20_body">
      <style:paragraph-properties fo:margin-top="0cm" fo:margin-bottom="0cm" style:contextual-spacing="false"/>
      <style:text-properties fo:color="#000000" loext:opacity="100%" fo:font-weight="bold" style:font-weight-asian="bold" style:font-name-complex="Times New Roman" style:font-weight-complex="bold"/>
    </style:style>
    <style:style style:name="P52" style:family="paragraph" style:parent-style-name="Text_20_body">
      <style:paragraph-properties fo:margin-top="0cm" fo:margin-bottom="0cm" style:contextual-spacing="false"/>
      <style:text-properties fo:color="#000000" loext:opacity="100%" style:font-name-complex="Times New Roman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-complex="Times New Roman"/>
    </style:style>
    <style:style style:name="P54" style:family="paragraph" style:parent-style-name="Text_20_body">
      <style:paragraph-properties fo:margin-top="0cm" fo:margin-bottom="0cm" style:contextual-spacing="false"/>
      <style:text-properties fo:color="#000000" loext:opacity="100%" officeooo:paragraph-rsid="000a0344" style:font-name-complex="Times New Roman"/>
    </style:style>
    <style:style style:name="P55" style:family="paragraph" style:parent-style-name="Text_20_body">
      <style:paragraph-properties fo:margin-top="0cm" fo:margin-bottom="0cm" style:contextual-spacing="false"/>
      <style:text-properties fo:color="#000000" loext:opacity="100%" officeooo:paragraph-rsid="000ada6d" style:font-name-complex="Times New Roman"/>
    </style:style>
    <style:style style:name="P56" style:family="paragraph" style:parent-style-name="Text_20_body">
      <style:paragraph-properties fo:margin-top="0cm" fo:margin-bottom="0cm" style:contextual-spacing="false"/>
      <style:text-properties fo:color="#000000" loext:opacity="100%" officeooo:rsid="000c87dd" officeooo:paragraph-rsid="000c87dd" style:font-name-complex="Times New Roman"/>
    </style:style>
    <style:style style:name="P57" style:family="paragraph" style:parent-style-name="Text_20_body">
      <style:paragraph-properties fo:margin-top="0cm" fo:margin-bottom="0cm" style:contextual-spacing="false"/>
      <style:text-properties fo:color="#000000" loext:opacity="100%" officeooo:paragraph-rsid="001584e3" style:font-name-complex="Times New Roman"/>
    </style:style>
    <style:style style:name="P58" style:family="paragraph" style:parent-style-name="Text_20_body">
      <style:paragraph-properties fo:margin-top="0cm" fo:margin-bottom="0cm" style:contextual-spacing="false"/>
      <style:text-properties fo:color="#000000" loext:opacity="100%" officeooo:rsid="001584e3" officeooo:paragraph-rsid="001584e3" style:font-name-complex="Times New Roman"/>
    </style:style>
    <style:style style:name="P59" style:family="paragraph" style:parent-style-name="Text_20_body" style:list-style-name="WW8Num3">
      <style:paragraph-properties fo:margin-left="0cm" fo:text-indent="0cm" style:auto-text-indent="false"/>
      <style:text-properties fo:color="#000000" loext:opacity="100%" fo:font-style="normal" fo:font-weight="normal" officeooo:paragraph-rsid="0004c22d" style:font-style-asian="normal" style:font-weight-asian="normal" style:font-name-complex="Times New Roman" style:font-style-complex="normal" style:font-weight-complex="normal"/>
    </style:style>
    <style:style style:name="P60" style:family="paragraph" style:parent-style-name="Text_20_body" style:list-style-name="WW8Num4">
      <style:text-properties fo:color="#000000" loext:opacity="100%" style:font-name="Calibri1" fo:font-style="normal" fo:font-weight="normal" officeooo:paragraph-rsid="00036fee" style:font-style-asian="normal" style:font-weight-asian="normal" style:font-name-complex="Times New Roman" style:font-style-complex="normal" style:font-weight-complex="normal"/>
    </style:style>
    <style:style style:name="P61" style:family="paragraph" style:parent-style-name="Text_20_body" style:list-style-name="WW8Num3">
      <style:paragraph-properties fo:margin-left="0cm" fo:text-indent="0cm" style:auto-text-indent="false"/>
      <style:text-properties fo:color="#000000" loext:opacity="100%" style:font-name="Times New Roman" fo:font-style="normal" fo:font-weight="bold" officeooo:paragraph-rsid="00036fee" style:font-style-asian="normal" style:font-weight-asian="bold" style:font-name-complex="Times New Roman" style:font-style-complex="normal" style:font-weight-complex="bold"/>
    </style:style>
    <style:style style:name="P62" style:family="paragraph" style:parent-style-name="Text_20_body" style:list-style-name="WW8Num3">
      <style:paragraph-properties fo:margin-left="0cm" fo:text-indent="0cm" style:auto-text-indent="false"/>
      <style:text-properties fo:color="#000000" loext:opacity="100%" style:font-name="Times New Roman" fo:font-style="normal" fo:font-weight="bold" officeooo:rsid="0004c22d" officeooo:paragraph-rsid="0004c22d" style:font-style-asian="normal" style:font-weight-asian="bold" style:font-name-complex="Times New Roman" style:font-style-complex="normal" style:font-weight-complex="bold"/>
    </style:style>
    <style:style style:name="P63" style:family="paragraph" style:parent-style-name="Text_20_body" style:list-style-name="WW8Num3">
      <style:paragraph-properties fo:margin-left="0cm" fo:text-indent="0cm" style:auto-text-indent="false"/>
      <style:text-properties fo:color="#000000" loext:opacity="100%" style:font-name="Times New Roman" fo:font-style="normal" fo:font-weight="normal" officeooo:paragraph-rsid="00036fee" style:font-style-asian="normal" style:font-weight-asian="normal" style:font-name-complex="Times New Roman" style:font-style-complex="normal" style:font-weight-complex="normal"/>
    </style:style>
    <style:style style:name="P64" style:family="paragraph" style:parent-style-name="Text_20_body" style:list-style-name="WW8Num3">
      <style:paragraph-properties fo:margin-left="0cm" fo:text-indent="0cm" style:auto-text-indent="false"/>
      <style:text-properties fo:color="#000000" loext:opacity="100%" style:font-name="Times New Roman" fo:font-style="normal" fo:font-weight="normal" officeooo:paragraph-rsid="0004c22d" style:font-style-asian="normal" style:font-weight-asian="normal" style:font-name-complex="Times New Roman" style:font-style-complex="normal" style:font-weight-complex="normal"/>
    </style:style>
    <style:style style:name="P65" style:family="paragraph" style:parent-style-name="Text_20_body" style:list-style-name="WW8Num3">
      <style:paragraph-properties fo:margin-left="0cm" fo:text-indent="0cm" style:auto-text-indent="false"/>
      <style:text-properties fo:color="#000000" loext:opacity="100%" style:font-name="Times New Roman" fo:font-style="normal" fo:font-weight="normal" officeooo:rsid="001606be" officeooo:paragraph-rsid="001606be" style:font-style-asian="normal" style:font-weight-asian="normal" style:font-name-complex="Times New Roman" style:font-style-complex="normal" style:font-weight-complex="normal"/>
    </style:style>
    <style:style style:name="P66" style:family="paragraph" style:parent-style-name="Text_20_body">
      <style:paragraph-properties fo:text-align="center" style:justify-single-word="false"/>
      <style:text-properties fo:color="#000000" loext:opacity="100%"/>
    </style:style>
    <style:style style:name="P67" style:family="paragraph" style:parent-style-name="Text_20_body" style:list-style-name="WW8Num3"/>
    <style:style style:name="P68" style:family="paragraph" style:parent-style-name="Text_20_body" style:list-style-name="WW8Num3">
      <style:paragraph-properties fo:margin-top="0cm" fo:margin-bottom="0cm" style:contextual-spacing="false"/>
    </style:style>
    <style:style style:name="P69" style:family="paragraph" style:parent-style-name="Text_20_body" style:list-style-name="WW8Num4"/>
    <style:style style:name="P70" style:family="paragraph" style:parent-style-name="Text_20_body">
      <style:paragraph-properties fo:margin-left="0cm" fo:margin-right="0cm" fo:text-indent="0cm" style:auto-text-indent="false"/>
    </style:style>
    <style:style style:name="P71" style:family="paragraph" style:parent-style-name="Text_20_body">
      <style:text-properties officeooo:paragraph-rsid="00030284"/>
    </style:style>
    <style:style style:name="P72" style:family="paragraph" style:parent-style-name="Text_20_body" style:list-style-name="WW8Num3">
      <style:paragraph-properties fo:text-align="start" style:justify-single-word="false"/>
      <style:text-properties officeooo:paragraph-rsid="0012cc2d"/>
    </style:style>
    <style:style style:name="P73" style:family="paragraph" style:parent-style-name="Text_20_body">
      <style:paragraph-properties fo:text-align="start" style:justify-single-word="false"/>
      <style:text-properties officeooo:paragraph-rsid="0012cc2d"/>
    </style:style>
    <style:style style:name="P74" style:family="paragraph" style:parent-style-name="Text_20_body">
      <style:text-properties officeooo:paragraph-rsid="0005f0f5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76" style:family="paragraph" style:parent-style-name="Text_20_body">
      <style:text-properties officeooo:paragraph-rsid="0007d974"/>
    </style:style>
    <style:style style:name="P77" style:family="paragraph" style:parent-style-name="Text_20_body">
      <style:text-properties officeooo:rsid="0008f701" officeooo:paragraph-rsid="0008f701"/>
    </style:style>
    <style:style style:name="P78" style:family="paragraph" style:parent-style-name="Text_20_body">
      <style:text-properties officeooo:paragraph-rsid="0008f701"/>
    </style:style>
    <style:style style:name="P79" style:family="paragraph" style:parent-style-name="Text_20_body">
      <style:text-properties officeooo:paragraph-rsid="000c87dd"/>
    </style:style>
    <style:style style:name="P80" style:family="paragraph" style:parent-style-name="Text_20_body">
      <style:text-properties officeooo:rsid="000e06b4" officeooo:paragraph-rsid="000e06b4"/>
    </style:style>
    <style:style style:name="P81" style:family="paragraph" style:parent-style-name="Text_20_body">
      <style:text-properties officeooo:paragraph-rsid="000e06b4"/>
    </style:style>
    <style:style style:name="P82" style:family="paragraph" style:parent-style-name="Text_20_body">
      <style:text-properties officeooo:paragraph-rsid="000fca58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officeooo:rsid="0013de51" officeooo:paragraph-rsid="0013de51"/>
    </style:style>
    <style:style style:name="P84" style:family="paragraph" style:parent-style-name="Text_20_body">
      <style:text-properties officeooo:paragraph-rsid="001584e3"/>
    </style:style>
    <style:style style:name="P85" style:family="paragraph" style:parent-style-name="Text_20_body">
      <style:text-properties officeooo:rsid="0015ea6d" officeooo:paragraph-rsid="0015ea6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12pt" style:text-underline-style="none" style:font-size-asian="12pt" style:font-name-complex="Times New Roman" style:font-size-complex="12pt"/>
    </style:style>
    <style:style style:name="T3" style:family="text">
      <style:text-properties fo:color="#2a6099" loext:opacity="100%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2a6099" loext:opacity="100%" fo:font-size="12pt" style:text-underline-style="none" fo:font-weight="bold" officeooo:rsid="0013de51" style:font-size-asian="12pt" style:font-weight-asian="bold" style:font-name-complex="Times New Roman" style:font-size-complex="12pt" style:font-weight-complex="bold"/>
    </style:style>
    <style:style style:name="T5" style:family="text">
      <style:text-properties fo:color="#2a6099" loext:opacity="100%" style:text-underline-style="none" fo:font-weight="bold" style:font-weight-asian="bold" style:font-name-complex="Times New Roman" style:font-weight-complex="bold"/>
    </style:style>
    <style:style style:name="T6" style:family="text">
      <style:text-properties fo:color="#2a6099" loext:opacity="100%" style:text-underline-style="none" fo:font-weight="bold" officeooo:rsid="00036fee" style:font-weight-asian="bold" style:font-name-complex="Times New Roman" style:font-weight-complex="bold"/>
    </style:style>
    <style:style style:name="T7" style:family="text">
      <style:text-properties fo:color="#2a6099" loext:opacity="100%" style:text-underline-style="none" fo:font-weight="bold" officeooo:rsid="000fca58" style:font-weight-asian="bold" style:font-name-complex="Times New Roman" style:font-weight-complex="bold"/>
    </style:style>
    <style:style style:name="T8" style:family="text">
      <style:text-properties fo:color="#2a6099" loext:opacity="100%" style:text-underline-style="none" fo:font-weight="bold" officeooo:rsid="0012cc2d" style:font-weight-asian="bold" style:font-name-complex="Times New Roman" style:font-weight-complex="bold"/>
    </style:style>
    <style:style style:name="T9" style:family="text">
      <style:text-properties fo:color="#2a6099" loext:opacity="100%" style:text-underline-style="none" fo:font-weight="bold" officeooo:rsid="001584e3" style:font-weight-asian="bold" style:font-name-complex="Times New Roman" style:font-weight-complex="bold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2a6099" loext:opacity="100%" fo:font-weight="bold" officeooo:rsid="000fca58" style:font-weight-asian="bold" style:font-weight-complex="bold"/>
    </style:style>
    <style:style style:name="T12" style:family="text">
      <style:text-properties fo:color="#2a6099" loext:opacity="100%" fo:font-weight="bold" officeooo:rsid="001584e3" style:font-weight-asian="bold" style:font-weight-complex="bold"/>
    </style:style>
    <style:style style:name="T13" style:family="text">
      <style:text-properties fo:color="#2a6099" loext:opacity="100%" fo:font-weight="bold" officeooo:rsid="0015ea6d" style:font-weight-asian="bold" style:font-weight-complex="bold"/>
    </style:style>
    <style:style style:name="T14" style:family="text">
      <style:text-properties fo:color="#2a6099" loext:opacity="100%" fo:language="fr" fo:country="FR" style:text-underline-style="none" fo:font-weight="bold" style:font-weight-asian="bold" style:font-name-complex="Times New Roman" style:font-weight-complex="bold"/>
    </style:style>
    <style:style style:name="T15" style:family="text">
      <style:text-properties fo:color="#2a6099" loext:opacity="100%" fo:language="fr" fo:country="FR" style:text-underline-style="none" fo:font-weight="bold" officeooo:rsid="0012cc2d" style:font-weight-asian="bold" style:font-name-complex="Times New Roman" style:font-weight-complex="bold"/>
    </style:style>
    <style:style style:name="T16" style:family="text">
      <style:text-properties fo:color="#2a6099" loext:opacity="100%" style:font-name="Times New Roman" style:text-underline-style="none" fo:font-weight="bold" style:font-weight-asian="bold" style:font-name-complex="Times New Roman" style:font-weight-complex="bold"/>
    </style:style>
    <style:style style:name="T17" style:family="text">
      <style:text-properties fo:color="#2a6099" loext:opacity="100%" style:font-name="Times New Roman" style:text-underline-style="none" fo:font-weight="normal" officeooo:rsid="000e06b4" style:font-weight-asian="normal" style:font-name-complex="Times New Roman" style:font-weight-complex="normal"/>
    </style:style>
    <style:style style:name="T18" style:family="text">
      <style:text-properties fo:color="#2a6099" loext:opacity="100%" officeooo:rsid="0015ea6d"/>
    </style:style>
    <style:style style:name="T19" style:family="text">
      <style:text-properties fo:color="#000000" loext:opacity="100%" fo:font-size="16pt" style:font-size-asian="16pt" style:font-name-complex="Times New Roman" style:font-size-complex="16pt"/>
    </style:style>
    <style:style style:name="T20" style:family="text">
      <style:text-properties fo:color="#000000" loext:opacity="100%" fo:font-size="16pt" officeooo:rsid="00036fee" style:font-size-asian="16pt" style:font-name-complex="Times New Roman" style:font-size-complex="16pt"/>
    </style:style>
    <style:style style:name="T21" style:family="text">
      <style:text-properties fo:color="#000000" loext:opacity="100%" fo:font-size="16pt" officeooo:rsid="0015ea6d" style:font-size-asian="16pt" style:font-name-complex="Times New Roman" style:font-size-complex="16pt"/>
    </style:style>
    <style:style style:name="T22" style:family="text">
      <style:text-properties fo:color="#000000" loext:opacity="100%" fo:font-size="16pt" style:font-size-asian="16pt" style:font-size-complex="16pt"/>
    </style:style>
    <style:style style:name="T23" style:family="text">
      <style:text-properties fo:color="#000000" loext:opacity="100%" fo:font-size="16pt" style:font-name-asian="Times New Roman" style:font-size-asian="16pt" style:font-name-complex="Times New Roman" style:font-size-complex="16pt"/>
    </style:style>
    <style:style style:name="T24" style:family="text">
      <style:text-properties fo:color="#000000" loext:opacity="100%" fo:font-size="16pt" style:text-underline-style="none" style:font-size-asian="16pt" style:font-name-complex="Times New Roman" style:font-size-complex="16pt"/>
    </style:style>
    <style:style style:name="T25" style:family="text">
      <style:text-properties fo:color="#000000" loext:opacity="100%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T26" style:family="text">
      <style:text-properties fo:color="#000000" loext:opacity="100%" fo:font-size="16pt" style:text-underline-style="none" fo:font-weight="bold" officeooo:rsid="00030284" style:font-size-asian="16pt" style:font-weight-asian="bold" style:font-name-complex="Times New Roman" style:font-size-complex="16pt" style:font-weight-complex="bold"/>
    </style:style>
    <style:style style:name="T27" style:family="text">
      <style:text-properties fo:color="#000000" loext:opacity="100%" fo:font-size="16pt" style:text-underline-style="none" style:font-name-asian="Times New Roman" style:font-size-asian="16pt" style:font-name-complex="Times New Roman" style:font-size-complex="16pt"/>
    </style:style>
    <style:style style:name="T28" style:family="text">
      <style:text-properties fo:color="#000000" loext:opacity="100%" fo:font-size="16pt" fo:font-weight="normal" style:font-size-asian="16pt" style:font-weight-asian="normal" style:font-name-complex="Times New Roman" style:font-size-complex="16pt" style:font-weight-complex="normal"/>
    </style:style>
    <style:style style:name="T29" style:family="text">
      <style:text-properties fo:color="#000000" loext:opacity="100%" fo:font-size="12pt" style:text-underline-style="none" fo:font-weight="bold" officeooo:rsid="0005f0f5" style:font-size-asian="12pt" style:font-weight-asian="bold" style:font-name-complex="Times New Roman" style:font-size-complex="12pt" style:font-weight-complex="bold"/>
    </style:style>
    <style:style style:name="T30" style:family="text">
      <style:text-properties fo:color="#000000" loext:opacity="100%" fo:font-size="12pt" style:text-underline-style="none" fo:font-weight="bold" officeooo:rsid="0008dfca" style:font-size-asian="12pt" style:font-weight-asian="bold" style:font-name-complex="Times New Roman" style:font-size-complex="12pt" style:font-weight-complex="bold"/>
    </style:style>
    <style:style style:name="T31" style:family="text">
      <style:text-properties fo:color="#000000" loext:opacity="100%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2" style:family="text">
      <style:text-properties fo:color="#000000" loext:opacity="100%" fo:font-size="12pt" style:text-underline-style="none" fo:font-weight="normal" officeooo:rsid="0005f0f5" style:font-size-asian="12pt" style:font-weight-asian="normal" style:font-name-complex="Times New Roman" style:font-size-complex="12pt" style:font-weight-complex="normal"/>
    </style:style>
    <style:style style:name="T33" style:family="text">
      <style:text-properties fo:color="#000000" loext:opacity="100%" fo:font-size="12pt" style:text-underline-style="none" fo:font-weight="normal" officeooo:rsid="000fca58" style:font-size-asian="12pt" style:font-weight-asian="normal" style:font-name-complex="Times New Roman" style:font-size-complex="12pt" style:font-weight-complex="normal"/>
    </style:style>
    <style:style style:name="T34" style:family="text">
      <style:text-properties fo:color="#000000" loext:opacity="100%" fo:font-size="12pt" style:text-underline-style="none" fo:font-weight="normal" officeooo:rsid="0010fae5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color="#000000" loext:opacity="100%" fo:font-size="12pt" style:text-underline-style="none" fo:font-weight="normal" officeooo:rsid="001584e3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000000" loext:opacity="100%" fo:font-size="12pt" fo:language="fr" fo:country="FR" style:text-underline-style="none" fo:font-weight="normal" officeooo:rsid="0005f0f5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color="#000000" loext:opacity="100%" fo:font-size="12pt" fo:language="fr" fo:country="FR" style:text-underline-style="none" fo:font-weight="normal" officeooo:rsid="000fca58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color="#000000" loext:opacity="100%" fo:font-size="12pt" fo:font-weight="normal" style:font-size-asian="12pt" style:font-weight-asian="normal" style:font-name-complex="Times New Roman" style:font-size-complex="12pt" style:font-weight-complex="normal"/>
    </style:style>
    <style:style style:name="T39" style:family="text">
      <style:text-properties fo:color="#000000" loext:opacity="100%" fo:font-size="12pt" fo:font-weight="normal" officeooo:rsid="00030284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color="#000000" loext:opacity="100%" fo:font-size="12pt" fo:font-weight="normal" officeooo:rsid="001584e3" style:font-size-asian="12pt" style:font-weight-asian="normal" style:font-name-complex="Times New Roman" style:font-size-complex="12pt" style:font-weight-complex="normal"/>
    </style:style>
    <style:style style:name="T41" style:family="text">
      <style:text-properties fo:color="#000000" loext:opacity="100%" style:font-name-asian="Times New Roman" style:font-name-complex="Times New Roman"/>
    </style:style>
    <style:style style:name="T42" style:family="text">
      <style:text-properties fo:color="#000000" loext:opacity="100%" officeooo:rsid="000127cc" style:font-name-asian="Times New Roman" style:font-name-complex="Times New Roman"/>
    </style:style>
    <style:style style:name="T43" style:family="text">
      <style:text-properties fo:color="#000000" loext:opacity="100%" officeooo:rsid="0007d974" style:font-name-asian="Times New Roman" style:font-name-complex="Times New Roman"/>
    </style:style>
    <style:style style:name="T44" style:family="text">
      <style:text-properties fo:color="#000000" loext:opacity="100%" officeooo:rsid="0008f701" style:font-name-asian="Times New Roman" style:font-name-complex="Times New Roman"/>
    </style:style>
    <style:style style:name="T45" style:family="text">
      <style:text-properties fo:color="#000000" loext:opacity="100%" officeooo:rsid="000ea2a7" style:font-name-asian="Times New Roman" style:font-name-complex="Times New Roman"/>
    </style:style>
    <style:style style:name="T46" style:family="text">
      <style:text-properties fo:color="#000000" loext:opacity="100%" officeooo:rsid="0010fae5" style:font-name-asian="Times New Roman" style:font-name-complex="Times New Roman"/>
    </style:style>
    <style:style style:name="T47" style:family="text">
      <style:text-properties fo:color="#000000" loext:opacity="100%" style:font-name-complex="Times New Roman"/>
    </style:style>
    <style:style style:name="T48" style:family="text">
      <style:text-properties fo:color="#000000" loext:opacity="100%" officeooo:rsid="0007d974" style:font-name-complex="Times New Roman"/>
    </style:style>
    <style:style style:name="T49" style:family="text">
      <style:text-properties fo:color="#000000" loext:opacity="100%" officeooo:rsid="0008f701" style:font-name-complex="Times New Roman"/>
    </style:style>
    <style:style style:name="T50" style:family="text">
      <style:text-properties fo:color="#000000" loext:opacity="100%" officeooo:rsid="0010fae5" style:font-name-complex="Times New Roman"/>
    </style:style>
    <style:style style:name="T51" style:family="text">
      <style:text-properties fo:color="#000000" loext:opacity="100%" style:text-underline-style="none" style:font-name-complex="Times New Roman"/>
    </style:style>
    <style:style style:name="T52" style:family="text">
      <style:text-properties fo:color="#000000" loext:opacity="100%" style:text-underline-style="none" officeooo:rsid="0008f701" style:font-name-complex="Times New Roman"/>
    </style:style>
    <style:style style:name="T53" style:family="text">
      <style:text-properties fo:color="#000000" loext:opacity="100%" style:text-underline-style="none" officeooo:rsid="000c87dd" style:font-name-complex="Times New Roman"/>
    </style:style>
    <style:style style:name="T54" style:family="text">
      <style:text-properties fo:color="#000000" loext:opacity="100%" style:text-underline-style="none" officeooo:rsid="000e06b4" style:font-name-complex="Times New Roman"/>
    </style:style>
    <style:style style:name="T55" style:family="text">
      <style:text-properties fo:color="#000000" loext:opacity="100%" style:text-underline-style="none" officeooo:rsid="000ea2a7" style:font-name-complex="Times New Roman"/>
    </style:style>
    <style:style style:name="T56" style:family="text">
      <style:text-properties fo:color="#000000" loext:opacity="100%" style:text-underline-style="none" officeooo:rsid="000fca58" style:font-name-complex="Times New Roman"/>
    </style:style>
    <style:style style:name="T57" style:family="text">
      <style:text-properties fo:color="#000000" loext:opacity="100%" style:text-underline-style="none" officeooo:rsid="0010fae5" style:font-name-complex="Times New Roman"/>
    </style:style>
    <style:style style:name="T58" style:family="text">
      <style:text-properties fo:color="#000000" loext:opacity="100%" style:text-underline-style="none" fo:font-weight="bold" style:font-weight-asian="bold" style:font-name-complex="Times New Roman" style:font-weight-complex="bold"/>
    </style:style>
    <style:style style:name="T59" style:family="text">
      <style:text-properties fo:color="#000000" loext:opacity="100%" style:text-underline-style="none" fo:font-weight="bold" officeooo:rsid="0005f0f5" style:font-weight-asian="bold" style:font-name-complex="Times New Roman" style:font-weight-complex="bold"/>
    </style:style>
    <style:style style:name="T60" style:family="text">
      <style:text-properties fo:color="#000000" loext:opacity="100%" style:text-underline-style="none" fo:font-weight="bold" officeooo:rsid="0007d974" style:font-weight-asian="bold" style:font-name-complex="Times New Roman" style:font-weight-complex="bold"/>
    </style:style>
    <style:style style:name="T61" style:family="text">
      <style:text-properties fo:color="#000000" loext:opacity="100%" style:text-underline-style="none" fo:font-weight="bold" style:font-name-asian="Times New Roman" style:font-weight-asian="bold" style:font-name-complex="Times New Roman" style:font-weight-complex="bold"/>
    </style:style>
    <style:style style:name="T62" style:family="text">
      <style:text-properties fo:color="#000000" loext:opacity="100%" style:text-underline-style="none" fo:font-weight="normal" style:font-weight-asian="normal" style:font-name-complex="Times New Roman" style:font-weight-complex="normal"/>
    </style:style>
    <style:style style:name="T63" style:family="text">
      <style:text-properties fo:color="#000000" loext:opacity="100%" style:text-underline-style="none" fo:font-weight="normal" officeooo:rsid="0005f0f5" style:font-weight-asian="normal" style:font-name-complex="Times New Roman" style:font-weight-complex="normal"/>
    </style:style>
    <style:style style:name="T64" style:family="text">
      <style:text-properties fo:color="#000000" loext:opacity="100%" style:text-underline-style="none" fo:font-weight="normal" officeooo:rsid="0008f701" style:font-weight-asian="normal" style:font-name-complex="Times New Roman" style:font-weight-complex="normal"/>
    </style:style>
    <style:style style:name="T65" style:family="text">
      <style:text-properties fo:color="#000000" loext:opacity="100%" style:text-underline-style="none" fo:font-weight="normal" officeooo:rsid="000ea2a7" style:font-weight-asian="normal" style:font-name-complex="Times New Roman" style:font-weight-complex="normal"/>
    </style:style>
    <style:style style:name="T66" style:family="text">
      <style:text-properties fo:color="#000000" loext:opacity="100%" style:text-underline-style="none" fo:font-weight="normal" officeooo:rsid="0012cc2d" style:font-weight-asian="normal" style:font-name-complex="Times New Roman" style:font-weight-complex="normal"/>
    </style:style>
    <style:style style:name="T67" style:family="text">
      <style:text-properties fo:color="#000000" loext:opacity="100%" fo:font-weight="bold" style:font-weight-asian="bold" style:font-name-complex="Times New Roman" style:font-weight-complex="bold"/>
    </style:style>
    <style:style style:name="T68" style:family="text">
      <style:text-properties fo:color="#000000" loext:opacity="100%" fo:font-weight="bold" style:font-name-asian="Times New Roman" style:font-weight-asian="bold" style:font-name-complex="Times New Roman" style:font-weight-complex="bold"/>
    </style:style>
    <style:style style:name="T69" style:family="text">
      <style:text-properties fo:color="#000000" loext:opacity="100%" fo:font-weight="bold" officeooo:rsid="000127cc" style:font-name-asian="Times New Roman" style:font-weight-asian="bold" style:font-name-complex="Times New Roman" style:font-weight-complex="bold"/>
    </style:style>
    <style:style style:name="T70" style:family="text">
      <style:text-properties fo:color="#000000" loext:opacity="100%" fo:language="fr" fo:country="FR" style:text-underline-style="none" style:font-name-complex="Times New Roman"/>
    </style:style>
    <style:style style:name="T71" style:family="text">
      <style:text-properties fo:color="#000000" loext:opacity="100%" fo:language="fr" fo:country="FR" style:text-underline-style="none" officeooo:rsid="0008f701" style:font-name-complex="Times New Roman"/>
    </style:style>
    <style:style style:name="T72" style:family="text">
      <style:text-properties fo:color="#000000" loext:opacity="100%" fo:language="fr" fo:country="FR" style:text-underline-style="none" fo:font-weight="bold" officeooo:rsid="0012cc2d" style:font-weight-asian="bold" style:font-name-complex="Times New Roman" style:font-weight-complex="bold"/>
    </style:style>
    <style:style style:name="T73" style:family="text">
      <style:text-properties fo:color="#000000" loext:opacity="100%" fo:language="fr" fo:country="FR" style:text-underline-style="none" style:font-name-asian="Times New Roman" style:font-name-complex="Times New Roman"/>
    </style:style>
    <style:style style:name="T74" style:family="text">
      <style:text-properties fo:color="#000000" loext:opacity="100%" fo:language="fr" fo:country="FR" style:text-underline-style="none" officeooo:rsid="0008f701" style:font-name-asian="Times New Roman" style:font-name-complex="Times New Roman"/>
    </style:style>
    <style:style style:name="T75" style:family="text">
      <style:text-properties fo:color="#000000" loext:opacity="100%" fo:language="fr" fo:country="FR" style:text-underline-style="none" fo:font-weight="normal" style:font-weight-asian="normal" style:font-name-complex="Times New Roman" style:font-weight-complex="normal"/>
    </style:style>
    <style:style style:name="T76" style:family="text">
      <style:text-properties fo:color="#000000" loext:opacity="100%" fo:language="fr" fo:country="FR" style:text-underline-style="none" fo:font-weight="normal" officeooo:rsid="0008f701" style:font-weight-asian="normal" style:font-name-complex="Times New Roman" style:font-weight-complex="normal"/>
    </style:style>
    <style:style style:name="T77" style:family="text">
      <style:text-properties fo:color="#000000" loext:opacity="100%" style:font-name="Times New Roman"/>
    </style:style>
    <style:style style:name="T78" style:family="text">
      <style:text-properties fo:color="#000000" loext:opacity="100%" style:font-name="Times New Roman" officeooo:rsid="0004c22d"/>
    </style:style>
    <style:style style:name="T79" style:family="text">
      <style:text-properties fo:color="#000000" loext:opacity="100%" style:font-name="Times New Roman" style:text-underline-style="none" officeooo:rsid="0004c22d"/>
    </style:style>
    <style:style style:name="T80" style:family="text">
      <style:text-properties fo:color="#000000" loext:opacity="100%" style:font-name="Times New Roman" style:text-underline-style="none" style:font-name-complex="Times New Roman"/>
    </style:style>
    <style:style style:name="T81" style:family="text">
      <style:text-properties fo:color="#000000" loext:opacity="100%" style:font-name="Times New Roman" style:text-underline-style="none" officeooo:rsid="0007d974" style:font-name-complex="Times New Roman"/>
    </style:style>
    <style:style style:name="T82" style:family="text">
      <style:text-properties fo:color="#000000" loext:opacity="100%" style:font-name="Times New Roman" style:text-underline-style="none" officeooo:rsid="0005f0f5" style:font-name-complex="Times New Roman"/>
    </style:style>
    <style:style style:name="T83" style:family="text">
      <style:text-properties fo:color="#000000" loext:opacity="100%" style:font-name="Times New Roman" fo:font-size="12pt" style:text-underline-style="none" style:font-size-asian="12pt" style:font-name-complex="Times New Roman" style:font-size-complex="12pt"/>
    </style:style>
    <style:style style:name="T84" style:family="text">
      <style:text-properties fo:color="#000000" loext:opacity="100%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85" style:family="text">
      <style:text-properties fo:color="#000000" loext:opacity="100%" fo:font-size="11.5pt" style:font-size-asian="11.5pt"/>
    </style:style>
    <style:style style:name="T86" style:family="text">
      <style:text-properties fo:color="#000000" loext:opacity="100%" fo:font-size="11.5pt" officeooo:rsid="000fca58" style:font-size-asian="11.5pt"/>
    </style:style>
    <style:style style:name="T87" style:family="text">
      <style:text-properties fo:color="#000000" loext:opacity="100%" fo:font-size="11.5pt" fo:font-weight="normal" style:font-size-asian="11.5pt" style:font-weight-asian="normal" style:font-weight-complex="normal"/>
    </style:style>
    <style:style style:name="T88" style:family="text">
      <style:text-properties fo:color="#000000" loext:opacity="100%" style:text-underline-style="solid" style:text-underline-width="auto" style:text-underline-color="font-color"/>
    </style:style>
    <style:style style:name="T89" style:family="text">
      <style:text-properties fo:font-size="16pt" style:font-size-asian="16pt" style:font-name-complex="Times New Roman" style:font-size-complex="16pt"/>
    </style:style>
    <style:style style:name="T90" style:family="text">
      <style:text-properties style:font-name-complex="Times New Roman"/>
    </style:style>
    <style:style style:name="T91" style:family="text">
      <style:text-properties officeooo:rsid="000c87dd" style:font-name-complex="Times New Roman"/>
    </style:style>
    <style:style style:name="T92" style:family="text">
      <style:text-properties fo:color="#ff0000" loext:opacity="100%" style:font-name="Calibri1" fo:font-size="14pt" style:font-size-asian="14pt" style:font-name-complex="Calibri1" style:font-size-complex="14pt"/>
    </style:style>
    <style:style style:name="T93" style:family="text">
      <style:text-properties fo:color="#ff0000" loext:opacity="100%" style:font-name="Calibri1" fo:font-size="16pt" style:font-size-asian="14pt" style:font-name-complex="Calibri1" style:font-size-complex="16pt"/>
    </style:style>
    <style:style style:name="T94" style:family="text">
      <style:text-properties fo:color="#ff0000" loext:opacity="100%" style:text-underline-style="none" officeooo:rsid="0004c22d"/>
    </style:style>
    <style:style style:name="T95" style:family="text">
      <style:text-properties fo:color="#ff0000" loext:opacity="100%" officeooo:rsid="0004c22d"/>
    </style:style>
    <style:style style:name="T96" style:family="text">
      <style:text-properties fo:color="#ff0000" loext:opacity="100%" style:font-name="Calibri1" fo:font-size="16pt" style:font-size-asian="16pt" style:font-size-complex="16pt"/>
    </style:style>
    <style:style style:name="T97" style:family="text">
      <style:text-properties fo:color="#ff0000" loext:opacity="100%" style:font-name="Calibri1" fo:font-size="16pt" fo:font-weight="normal" style:font-size-asian="16pt" style:font-weight-asian="normal" style:font-size-complex="16pt" style:font-weight-complex="normal"/>
    </style:style>
    <style:style style:name="T98" style:family="text">
      <style:text-properties fo:color="#ff0000" loext:opacity="100%" style:font-name="Calibri1" fo:font-size="16pt" fo:font-weight="normal" officeooo:rsid="00036fee" style:font-size-asian="16pt" style:font-weight-asian="normal" style:font-size-complex="16pt" style:font-weight-complex="normal"/>
    </style:style>
    <style:style style:name="T99" style:family="text">
      <style:text-properties fo:color="#ff0000" loext:opacity="100%" style:font-name="Times New Roman" style:text-underline-style="none"/>
    </style:style>
    <style:style style:name="T100" style:family="text">
      <style:text-properties fo:color="#ff0000" loext:opacity="100%" style:font-name="Times New Roman" style:text-underline-style="none" officeooo:rsid="0004c22d"/>
    </style:style>
    <style:style style:name="T101" style:family="text">
      <style:text-properties fo:color="#ff0000" loext:opacity="100%" officeooo:rsid="0010fae5" style:font-name-complex="Times New Roman"/>
    </style:style>
    <style:style style:name="T102" style:family="text">
      <style:text-properties fo:font-size="12pt" officeooo:rsid="000127cc" style:font-size-asian="12pt" style:font-name-complex="Times New Roman" style:font-size-complex="12pt"/>
    </style:style>
    <style:style style:name="T10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104" style:family="text">
      <style:text-properties fo:font-size="12pt" fo:font-weight="normal" officeooo:rsid="000127cc" style:font-size-asian="12pt" style:font-weight-asian="normal" style:font-name-complex="Times New Roman" style:font-size-complex="12pt" style:font-weight-complex="normal"/>
    </style:style>
    <style:style style:name="T105" style:family="text">
      <style:text-properties fo:font-size="12pt" fo:font-weight="normal" officeooo:rsid="000ea2a7" style:font-size-asian="12pt" style:font-weight-asian="normal" style:font-name-complex="Times New Roman" style:font-size-complex="12pt" style:font-weight-complex="normal"/>
    </style:style>
    <style:style style:name="T106" style:family="text">
      <style:text-properties fo:font-size="12pt" fo:font-weight="normal" officeooo:rsid="000fca58" style:font-size-asian="12pt" style:font-weight-asian="normal" style:font-name-complex="Times New Roman" style:font-size-complex="12pt" style:font-weight-complex="normal"/>
    </style:style>
    <style:style style:name="T107" style:family="text">
      <style:text-properties fo:font-size="12pt" fo:font-weight="normal" officeooo:rsid="00030284" style:font-name-asian="Times New Roman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0ea2a7" style:font-name-asian="Times New Roman" style:font-size-asian="12pt" style:font-weight-asian="normal" style:font-size-complex="12pt" style:font-weight-complex="normal"/>
    </style:style>
    <style:style style:name="T109" style:family="text">
      <style:text-properties style:font-name-asian="Times New Roman"/>
    </style:style>
    <style:style style:name="T110" style:family="text">
      <style:text-properties style:font-name-asian="Times New Roman" style:font-name-complex="Times New Roman"/>
    </style:style>
    <style:style style:name="T111" style:family="text">
      <style:text-properties officeooo:rsid="0015ea6d" style:font-name-asian="Times New Roman" style:font-name-complex="Times New Roman"/>
    </style:style>
    <style:style style:name="T112" style:family="text">
      <style:text-properties style:text-underline-style="none" fo:font-weight="normal" style:font-weight-asian="normal" style:font-weight-complex="normal"/>
    </style:style>
    <style:style style:name="T113" style:family="text">
      <style:text-properties fo:font-weight="bold" style:font-weight-asian="bold" style:font-name-complex="Times New Roman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0ada6d" style:font-weight-asian="bold" style:font-weight-complex="bold"/>
    </style:style>
    <style:style style:name="T116" style:family="text">
      <style:text-properties fo:font-weight="bold" officeooo:rsid="000e06b4" style:font-weight-asian="bold" style:font-weight-complex="bold"/>
    </style:style>
    <style:style style:name="T117" style:family="text">
      <style:text-properties fo:font-weight="bold" officeooo:rsid="0013de51" style:font-weight-asian="bold" style:font-weight-complex="bold"/>
    </style:style>
    <style:style style:name="T118" style:family="text">
      <style:text-properties fo:font-weight="bold" officeooo:rsid="001584e3" style:font-weight-asian="bold" style:font-weight-complex="bold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0ada6d" style:font-weight-asian="normal" style:font-weight-complex="normal"/>
    </style:style>
    <style:style style:name="T121" style:family="text">
      <style:text-properties fo:font-weight="normal" officeooo:rsid="000c87dd" style:font-weight-asian="normal" style:font-weight-complex="normal"/>
    </style:style>
    <style:style style:name="T122" style:family="text">
      <style:text-properties fo:font-weight="normal" officeooo:rsid="000e06b4" style:font-weight-asian="normal" style:font-weight-complex="normal"/>
    </style:style>
    <style:style style:name="T123" style:family="text">
      <style:text-properties fo:font-weight="normal" officeooo:rsid="000ea2a7" style:font-weight-asian="normal" style:font-weight-complex="normal"/>
    </style:style>
    <style:style style:name="T124" style:family="text">
      <style:text-properties fo:font-weight="normal" officeooo:rsid="0013de51" style:font-weight-asian="normal" style:font-weight-complex="normal"/>
    </style:style>
    <style:style style:name="T125" style:family="text">
      <style:text-properties fo:font-weight="normal" style:font-weight-asian="normal" style:font-name-complex="Times New Roman" style:font-weight-complex="normal"/>
    </style:style>
    <style:style style:name="T126" style:family="text">
      <style:text-properties fo:font-weight="normal" officeooo:rsid="000c87dd" style:font-weight-asian="normal" style:font-name-complex="Times New Roman" style:font-weight-complex="normal"/>
    </style:style>
    <style:style style:name="T127" style:family="text">
      <style:text-properties fo:font-weight="normal" officeooo:rsid="000e06b4" style:font-weight-asian="normal" style:font-name-complex="Times New Roman" style:font-weight-complex="normal"/>
    </style:style>
    <style:style style:name="T128" style:family="text">
      <style:text-properties officeooo:rsid="00036fee"/>
    </style:style>
    <style:style style:name="T129" style:family="text">
      <style:text-properties officeooo:rsid="0004c22d"/>
    </style:style>
    <style:style style:name="T130" style:family="text">
      <style:text-properties style:font-name="Calibri1" fo:font-weight="normal" style:font-weight-asian="normal" style:font-weight-complex="normal"/>
    </style:style>
    <style:style style:name="T131" style:family="text">
      <style:text-properties officeooo:rsid="0005f0f5"/>
    </style:style>
    <style:style style:name="T132" style:family="text">
      <style:text-properties style:font-name="Times New Roman"/>
    </style:style>
    <style:style style:name="T133" style:family="text">
      <style:text-properties style:font-name="Times New Roman" officeooo:rsid="0004c22d"/>
    </style:style>
    <style:style style:name="T134" style:family="text">
      <style:text-properties style:font-name="Times New Roman" style:text-underline-style="none" fo:font-weight="normal" style:font-weight-asian="normal" style:font-weight-complex="normal"/>
    </style:style>
    <style:style style:name="T13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3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7" style:family="text">
      <style:text-properties officeooo:rsid="0007d974"/>
    </style:style>
    <style:style style:name="T138" style:family="text">
      <style:text-properties style:font-name="LiberationSerif" fo:font-size="10pt" style:font-size-asian="10pt"/>
    </style:style>
    <style:style style:name="T139" style:family="text">
      <style:text-properties officeooo:rsid="0008f701"/>
    </style:style>
    <style:style style:name="T140" style:family="text">
      <style:text-properties style:text-line-through-style="none" style:text-line-through-type="none" fo:font-size="11.5pt" style:text-underline-style="none" style:font-size-asian="11.5pt"/>
    </style:style>
    <style:style style:name="T141" style:family="text">
      <style:text-properties officeooo:rsid="000a0344"/>
    </style:style>
    <style:style style:name="T142" style:family="text">
      <style:text-properties officeooo:rsid="000ada6d"/>
    </style:style>
    <style:style style:name="T143" style:family="text">
      <style:text-properties officeooo:rsid="000c87dd"/>
    </style:style>
    <style:style style:name="T144" style:family="text">
      <style:text-properties fo:color="#222222" loext:opacity="100%"/>
    </style:style>
    <style:style style:name="T145" style:family="text">
      <style:text-properties fo:color="#222222" loext:opacity="100%" style:text-underline-style="solid" style:text-underline-width="auto" style:text-underline-color="font-color"/>
    </style:style>
    <style:style style:name="T146" style:family="text">
      <style:text-properties fo:color="#1155cc" loext:opacity="100%"/>
    </style:style>
    <style:style style:name="T147" style:family="text">
      <style:text-properties officeooo:rsid="000e06b4"/>
    </style:style>
    <style:style style:name="T148" style:family="text">
      <style:text-properties style:font-name="Calibri-Bold" fo:font-size="14pt" fo:font-weight="bold" style:font-size-asian="14pt" style:font-weight-asian="bold"/>
    </style:style>
    <style:style style:name="T149" style:family="text">
      <style:text-properties style:font-name="Calibri-Bold" fo:font-size="10pt" style:font-size-asian="10pt"/>
    </style:style>
    <style:style style:name="T150" style:family="text">
      <style:text-properties style:font-name="Calibri" fo:font-size="14pt" fo:font-weight="bold" style:font-size-asian="14pt" style:font-weight-asian="bold"/>
    </style:style>
    <style:style style:name="T151" style:family="text">
      <style:text-properties officeooo:rsid="0010fae5"/>
    </style:style>
    <style:style style:name="T152" style:family="text">
      <style:text-properties officeooo:rsid="0012cc2d"/>
    </style:style>
    <style:style style:name="T153" style:family="text">
      <style:text-properties officeooo:rsid="0013de51"/>
    </style:style>
    <style:style style:name="T154" style:family="text">
      <style:text-properties officeooo:rsid="001584e3"/>
    </style:style>
    <style:style style:name="T155" style:family="text">
      <style:text-properties loext:padding="0cm" loext:border="none"/>
    </style:style>
    <style:style style:name="T156" style:family="text">
      <style:text-properties officeooo:rsid="0015ea6d"/>
    </style:style>
    <style:style style:name="T157" style:family="text">
      <style:text-properties officeooo:rsid="001606be"/>
    </style:style>
    <style:style style:name="T158" style:family="text">
      <style:text-properties fo:color="#000080" loext:opacity="100%" style:font-name-complex="Times New Roman"/>
    </style:style>
    <style:style style:name="T159" style:family="text">
      <style:text-properties fo:color="#000080" loext:opacity="100%"/>
    </style:style>
    <style:style style:name="T160" style:family="text">
      <style:text-properties fo:color="#000080" loext:opacity="100%" fo:font-size="12pt" style:text-underline-style="solid" style:text-underline-width="auto" style:text-underline-color="font-color" fo:font-weight="normal" style:font-size-asian="12pt" style:font-weight-asian="normal" style:font-name-complex="Times New Roman" style:font-size-complex="12pt" style:font-weight-complex="normal"/>
    </style:style>
    <style:style style:name="T161" style:family="text">
      <style:text-properties fo:color="#000080" loext:opacity="100%" style:text-underline-style="solid" style:text-underline-width="auto" style:text-underline-color="font-color" fo:font-weight="normal" style:font-weight-asian="normal" style:font-name-complex="Times New Roman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 loext:marker-style-name="T1">Saison <text:s/>2025-2026<text:span text:style-name="T1"/></text:h>
      <text:p text:style-name="P66">Collecte par Martine Lucas / septembre 2025 / </text:p>
      <text:p text:style-name="P66">pour alimenter page Mess’aje France du site mess’aje international<text:span text:style-name="T89"/></text:p>
      <text:h text:style-name="P10" text:outline-level="2"><text:s text:c="24"/><text:span text:style-name="T154"><text:s text:c="20"/></text:span><text:span text:style-name="T130">France</text:span></text:h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h text:style-name="P6" text:outline-level="2">Formation continue pour les animateurs</text:h>
          </table:table-cell>
          <table:table-cell table:style-name="Tableau8.A1" office:value-type="string">
            <text:p text:style-name="P45">Session d’été </text:p>
          </table:table-cell>
        </table:table-row>
        <table:table-row>
          <table:table-cell table:style-name="Tableau8.A1" office:value-type="string">
            <text:p text:style-name="P34"><text:span text:style-name="T110"><text:s/></text:span><text:span text:style-name="T111">sujet</text:span><text:span text:style-name="T110"> en préparation</text:span></text:p>
            <text:p text:style-name="P76"><text:span text:style-name="T43">Les samedi</text:span><text:span text:style-name="T46">s</text:span><text:span text:style-name="T43"> </text:span><text:span text:style-name="T42">31 </text:span><text:span text:style-name="T43">j</text:span><text:span text:style-name="T42">anvier et </text:span><text:span text:style-name="T46">7 </text:span><text:span text:style-name="T42">mars 2026</text:span></text:p>
            <text:p text:style-name="Text_20_body"><text:span text:style-name="T41"><text:s/></text:span><text:span text:style-name="T47">contact : </text:span><text:a xlink:type="simple" xlink:href="mailto:martinelucas85@gmail.com" text:style-name="Internet_20_link" text:visited-style-name="Visited_20_Internet_20_Link"><text:span text:style-name="Internet_20_link"><text:span text:style-name="T47">martinelucas85@gmail.com</text:span></text:span></text:a></text:p>
          </table:table-cell>
          <table:table-cell table:style-name="Tableau8.A1" office:value-type="string">
            <text:p text:style-name="P31"><text:span text:style-name="T41"><text:s/></text:span><text:span text:style-name="T69">Marie , nouvelle Eve</text:span></text:p>
            <text:p text:style-name="P76"><text:span text:style-name="T47">d</text:span><text:span text:style-name="T48">u lundi 17 août au samedi 22 août 2026</text:span></text:p>
            <text:p text:style-name="Text_20_body"><text:span text:style-name="T41"><text:s/></text:span><text:span text:style-name="T47">contact : </text:span><text:a xlink:type="simple" xlink:href="mailto:martinelucas85@gmail.com" text:style-name="Internet_20_link" text:visited-style-name="Visited_20_Internet_20_Link"><text:span text:style-name="T158">martinelucas85@gmail.com</text:span></text:a></text:p>
            <text:p text:style-name="Text_20_body"><text:span text:style-name="T47"><text:s/></text:span><text:span text:style-name="T50">flyer : </text:span><text:span text:style-name="T101">en préparation</text:span></text:p>
          </table:table-cell>
        </table:table-row>
      </table:table>
      <text:p text:style-name="Text_20_body"><text:span text:style-name="T23"/></text:p>
      <text:p text:style-name="P83" loext:marker-style-name="T92"><text:span text:style-name="T92"><text:s text:c="50"/>Régions en </text:span><text:span text:style-name="T93">France</text:span></text:p>
      <text:p text:style-name="P71"><text:span text:style-name="Internet_20_link"><text:span text:style-name="T26">Auvergne </text:span></text:span><text:span text:style-name="Internet_20_link"><text:span text:style-name="T34">( Puy de Dôme)</text:span></text:span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1"><text:s/>Clermont-Ferrand <text:span text:style-name="T131">(</text:span><text:span text:style-name="T151">63) – </text:span><text:span text:style-name="T153">centre diocésain</text:span></text:p>
          </table:table-cell>
          <table:table-cell table:style-name="Tableau2.A1" office:value-type="string">
            <text:p text:style-name="P23"><text:s text:c="2"/>Vichy ( 63)</text:p>
          </table:table-cell>
        </table:table-row>
        <table:table-row>
          <table:table-cell table:style-name="Tableau2.A1" office:value-type="string">
            <text:p text:style-name="P74"><text:span text:style-name="Internet_20_link"><text:span text:style-name="T59">Parcours des Seuils</text:span></text:span><text:span text:style-name="Internet_20_link"><text:span text:style-name="T58"> : </text:span></text:span><text:span text:style-name="Internet_20_link"><text:span text:style-name="T60">Jésus</text:span></text:span><text:span text:style-name="Internet_20_link"><text:span text:style-name="T58"> <text:s text:c="5"/></text:span></text:span></text:p>
            <text:p text:style-name="P76"><text:span text:style-name="Internet_20_link"><text:span text:style-name="T81">1</text:span></text:span><text:span text:style-name="Internet_20_link"><text:span text:style-name="T82">samedi/mois </text:span></text:span><text:span text:style-name="Internet_20_link"><text:span text:style-name="T81">de</text:span></text:span><text:span text:style-name="Internet_20_link"><text:span text:style-name="T82"> novembre 2025 à mai 202</text:span></text:span><text:span text:style-name="Internet_20_link"><text:span text:style-name="T81">6</text:span></text:span><text:span text:style-name="Internet_20_link"><text:span text:style-name="T80"><text:line-break/></text:span></text:span><text:span text:style-name="Internet_20_link"><text:span text:style-name="T82">c</text:span></text:span><text:span text:style-name="Internet_20_link"><text:span text:style-name="T80">ontact : </text:span></text:span><text:span text:style-name="Internet_20_link"><text:span text:style-name="T83">masseret.odile@gmail.com</text:span></text:span></text:p>
            <text:p text:style-name="P82"><text:span text:style-name="Internet_20_link"><text:span text:style-name="T56">flyer: </text:span></text:span><text:span text:style-name="Internet_20_link"><text:span text:style-name="T57">masseret clermont S3</text:span></text:span></text:p>
          </table:table-cell>
          <table:table-cell table:style-name="Tableau2.A1" office:value-type="string">
            <text:p text:style-name="P35"/>
            <text:p text:style-name="P35">contact : olivier barthelemy2 orange.fr</text:p>
          </table:table-cell>
        </table:table-row>
      </table:table>
      <text:p text:style-name="P71"><text:span text:style-name="Internet_20_link"><text:span text:style-name="T26"/></text:span></text:p>
      <text:p text:style-name="P71"><text:span text:style-name="Internet_20_link"><text:span text:style-name="T26"><text:s/>Est </text:span></text:span><text:span text:style-name="Internet_20_link"><text:span text:style-name="T34">(Bas-Rhin)</text:span></text:span></text:p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h text:style-name="P4" text:outline-level="2"><text:span text:style-name="Internet_20_link"><text:span text:style-name="T2">Strasbourg </text:span></text:span><text:span text:style-name="Internet_20_link"><text:span text:style-name="T3">(67) – </text:span></text:span><text:span text:style-name="Internet_20_link"><text:span text:style-name="T4">paroisse Saint Ignace</text:span></text:span></text:h>
          </table:table-cell>
          <table:table-cell table:style-name="Tableau7.A1" office:value-type="string">
            <text:p text:style-name="Table_20_Contents"/>
            <text:p text:style-name="Table_20_Contents"><text:s/><text:span text:style-name="T13">Strasbourg (67) - groupe de jeunes</text:span></text:p>
          </table:table-cell>
        </table:table-row>
        <table:table-row>
          <table:table-cell table:style-name="Tableau7.A1" office:value-type="string">
            <text:h text:style-name="P9" text:outline-level="2" text:is-list-header="true"><text:span text:style-name="Internet_20_link"><text:span text:style-name="T32"><text:s/></text:span></text:span><text:span text:style-name="Internet_20_link"><text:span text:style-name="T29">Parcours des </text:span></text:span><text:span text:style-name="Internet_20_link"><text:span text:style-name="T30">S</text:span></text:span><text:span text:style-name="Internet_20_link"><text:span text:style-name="T29">euils : Jésus</text:span></text:span></text:h>
            <text:h text:style-name="P9" text:outline-level="2"><text:span text:style-name="Internet_20_link"><text:span text:style-name="T36">2 mercredi</text:span></text:span><text:span text:style-name="Internet_20_link"><text:span text:style-name="T37">s</text:span></text:span><text:span text:style-name="Internet_20_link"><text:span text:style-name="T36">/ mois </text:span></text:span><text:span text:style-name="Internet_20_link"><text:span text:style-name="T37">sur année 2025-26</text:span></text:span><text:span text:style-name="Internet_20_link"><text:span text:style-name="T31"><text:line-break/></text:span></text:span><text:span text:style-name="Internet_20_link"><text:span text:style-name="T32">c</text:span></text:span><text:span text:style-name="Internet_20_link"><text:span text:style-name="T31">ontact : </text:span></text:span><text:a xlink:type="simple" xlink:href="mailto:annick.breynaert@yahoo.fr" text:style-name="Internet_20_link" text:visited-style-name="Visited_20_Internet_20_Link"><text:span text:style-name="Internet_20_link"><text:span text:style-name="T160">annick.breynaert@yahoo.fr</text:span></text:span></text:a></text:h>
            <text:h text:style-name="P7" text:outline-level="2"><text:span text:style-name="Internet_20_link"><text:span text:style-name="T33">f</text:span></text:span><text:span text:style-name="Internet_20_link"><text:span text:style-name="T33">lyer: breynaert Strasbourg S3</text:span></text:span></text:h>
          </table:table-cell>
          <table:table-cell table:style-name="Tableau7.A1" office:value-type="string">
            <text:p text:style-name="P39"/>
            <text:p text:style-name="P39">Contact : foisseymarie@gmail.com</text:p>
          </table:table-cell>
        </table:table-row>
      </table:table>
      <text:p text:style-name="P71"/>
      <text:p text:style-name="Text_20_body"><text:span text:style-name="Internet_20_link"><text:span text:style-name="T25"><text:s/>Guadeloupe</text:span></text:span></text:p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Table_20_Contents"><text:span text:style-name="T151">Contact </text:span><text:a xlink:type="simple" xlink:href="mailto:vincine.marie-luce@orange.fr" text:style-name="Internet_20_link" text:visited-style-name="Visited_20_Internet_20_Link"><text:span text:style-name="T151">vincine.marie-luce@orange.fr</text:span></text:a></text:p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><text:span text:style-name="Internet_20_link"><text:span text:style-name="T27"/></text:span></text:p>
      <text:p text:style-name="Text_20_body"><text:span text:style-name="Internet_20_link"><text:span text:style-name="T27"/></text:span></text:p>
      <text:h text:style-name="P11" text:outline-level="2" loext:marker-style-name="T90"><text:soft-page-break/><text:span text:style-name="T21">I</text:span><text:span text:style-name="T19">le de France <text:s/></text:span><text:span text:style-name="Strong_20_Emphasis"><text:span text:style-name="T103">(</text:span></text:span><text:span text:style-name="Strong_20_Emphasis"><text:span text:style-name="T105">Val d’Oise, </text:span></text:span><text:span text:style-name="Strong_20_Emphasis"><text:span text:style-name="T103">Oise, </text:span></text:span><text:span text:style-name="Strong_20_Emphasis"><text:span text:style-name="T105">Eure, Yveline</text:span></text:span><text:span text:style-name="Strong_20_Emphasis"><text:span text:style-name="T104">s)</text:span></text:span></text:h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1"><text:span text:style-name="T113">Versailles (78)  </text:span></text:p>
          </table:table-cell>
          <table:table-cell table:style-name="Tableau3.A1" office:value-type="string">
            <text:p text:style-name="P40"><text:span text:style-name="T113">Compiègne (60) </text:span></text:p>
          </table:table-cell>
        </table:table-row>
        <table:table-row>
          <table:table-cell table:style-name="Tableau3.A2" office:value-type="string">
            <text:p text:style-name="P79"><text:span text:style-name="T113">Parcours des Seuils </text:span><text:span text:style-name="T125">: 2ème année </text:span><text:span text:style-name="T126">EX</text:span><text:span text:style-name="T127">IL</text:span></text:p>
            <text:p text:style-name="P79"><text:span text:style-name="T126">un j</text:span><text:span text:style-name="T125">eudi/ </text:span><text:span text:style-name="T126">mois</text:span><text:span text:style-name="T125"> 20h15 -22h00 <text:s/></text:span><text:span text:style-name="T126">année 2025-26</text:span><text:span text:style-name="T90"> <text:line-break/></text:span><text:span text:style-name="T91">c</text:span><text:span text:style-name="T90">ontact : </text:span><text:a xlink:type="simple" xlink:href="mailto:thierrydeneux59@gmail.com" text:style-name="Internet_20_link" text:visited-style-name="Visited_20_Internet_20_Link"><text:span text:style-name="Internet_20_link"><text:span text:style-name="T158">thierrydeneux59@gmail.com</text:span></text:span></text:a><text:span text:style-name="Internet_20_link"><text:span text:style-name="T47"> </text:span></text:span></text:p>
            <text:p text:style-name="P79"><text:span text:style-name="Internet_20_link"><text:span text:style-name="T53">flyer: </text:span></text:span><text:span text:style-name="Internet_20_link"><text:span text:style-name="T54">Deneux versailles S2</text:span></text:span></text:p>
          </table:table-cell>
          <table:table-cell table:style-name="Tableau3.A2" office:value-type="string">
            <text:list xml:id="list3872640328" text:style-name="WW8Num3">
              <text:list-header>
                <text:p text:style-name="P67" loext:marker-style-name="T19"><text:span text:style-name="T90">Contact : </text:span><text:a xlink:type="simple" xlink:href="mailto:regine.kerhuel@gmail.com" text:style-name="Internet_20_link" text:visited-style-name="Visited_20_Internet_20_Link"><text:span text:style-name="Internet_20_link"><text:span text:style-name="T47">regine.kerhuel@gmail.com</text:span></text:span></text:a><text:span text:style-name="T90"> </text:span></text:p>
              </text:list-header>
            </text:list>
          </table:table-cell>
        </table:table-row>
        <table:table-row>
          <table:table-cell table:style-name="Tableau3.A2" office:value-type="string">
            <text:p text:style-name="P47">Gallion ( 27)</text:p>
          </table:table-cell>
          <table:table-cell table:style-name="Tableau3.A2" office:value-type="string">
            <text:p text:style-name="P49">Vauréal (95)</text:p>
          </table:table-cell>
        </table:table-row>
        <table:table-row>
          <table:table-cell table:style-name="Tableau3.A1" office:value-type="string">
            <text:p text:style-name="P15"><text:span text:style-name="T116">Parcours des Seuils </text:span><text:span text:style-name="T147">: 3ème année JESUS</text:span></text:p>
            <text:p text:style-name="P12">de septembre 2025 à avril 2026</text:p>
            <text:p text:style-name="P16"> contact : père Bruno Saint Girons  </text:p>
            <text:p text:style-name="P16"><text:span text:style-name="T146"><text:s text:c="16"/></text:span><text:a xlink:type="simple" xlink:href="mailto:bruno.pilgrim@gmail.com" office:target-frame-name="_blank" xlink:show="new" text:style-name="Internet_20_link" text:visited-style-name="Visited_20_Internet_20_Link"><text:span text:style-name="T159">bruno.pilgrim@gmail.com</text:span></text:a></text:p>
            <text:p text:style-name="P80">flyer</text:p>
          </table:table-cell>
          <table:table-cell table:style-name="Tableau3.A1" office:value-type="string">
            <text:p text:style-name="P81"><text:span text:style-name="T114">Parcours des Seuils </text:span><text:span text:style-name="T119">: </text:span><text:span text:style-name="T122">1</text:span><text:span text:style-name="T119">è</text:span><text:span text:style-name="T122">re</text:span><text:span text:style-name="T119"> année </text:span><text:span text:style-name="T121">EXODE</text:span></text:p>
            <text:p text:style-name="P80"><text:span text:style-name="T121">s</text:span><text:span text:style-name="T119">amedi matin </text:span><text:span text:style-name="T121">à </text:span><text:span text:style-name="T119">partir de janvier 2026</text:span></text:p>
            <text:p text:style-name="P80"><text:span text:style-name="T119">contact</text:span><text:span text:style-name="T112"> :</text:span><text:span text:style-name="T134"> </text:span><text:span text:style-name="Internet_20_link"><text:span text:style-name="T84">H</text:span></text:span><text:span text:style-name="T135">élène</text:span><text:span text:style-name="T136"> Van der Borght <text:s text:c="2"/></text:span></text:p>
            <text:p text:style-name="P80"><text:span text:style-name="T136"><text:s text:c="15"/>formationmessaje95@gmail.com</text:span></text:p>
            <text:p text:style-name="P80"><text:span text:style-name="T119">flyer : Héle</text:span><text:span text:style-name="T123">ne</text:span><text:span text:style-name="T119"> VdB -ile de france- 4</text:span><text:span text:style-name="T123">S</text:span></text:p>
          </table:table-cell>
        </table:table-row>
      </table:table>
      <text:p text:style-name="P70" loext:marker-style-name="T90"><text:span text:style-name="Strong_20_Emphasis"><text:span text:style-name="T102"/></text:span></text:p>
      <text:p text:style-name="P13" loext:marker-style-name="T148"><text:span text:style-name="T148"/></text:p>
      <text:p text:style-name="P13" loext:marker-style-name="T148"><text:span text:style-name="T148"/></text:p>
      <text:h text:style-name="P8" text:outline-level="2" text:is-list-header="true"><text:span text:style-name="T19">Ouest </text:span><text:span text:style-name="T28"><text:s/></text:span><text:span text:style-name="T38">( Ille-et-Vilaine, Loire-Atlantique, Morbihan,Vendée, </text:span><text:span text:style-name="T40">Vienne</text:span><text:span text:style-name="T38">) <text:s text:c="7"/></text:span></text:h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42"><text:span text:style-name="T154">Bains sur Oust</text:span><text:span text:style-name="T128">(35) -monastère </text:span>La Roche du Theil</text:p>
          </table:table-cell>
          <table:table-cell table:style-name="Tableau4.A1" office:value-type="string">
            <text:list text:continue-numbering="true" text:style-name="WW8Num3">
              <text:list-header>
                <text:p text:style-name="P67"><text:span text:style-name="Internet_20_link"><text:span text:style-name="T16">Pornic <text:s/>(44) - </text:span></text:span><text:span text:style-name="Internet_20_link"><text:span text:style-name="T17">en partenariat avec Alpha</text:span></text:span></text:p>
              </text:list-header>
            </text:list>
          </table:table-cell>
        </table:table-row>
        <table:table-row>
          <table:table-cell table:style-name="Tableau4.A1" office:value-type="string">
            <text:list text:continue-numbering="true" text:style-name="WW8Num3">
              <text:list-header>
                <text:p text:style-name="P61">Dieu, la Bible, la foi</text:p>
                <text:p text:style-name="P63"><text:span text:style-name="T128">week-end :</text:span><text:span text:style-name="T129">10-</text:span><text:span text:style-name="T137">12 octobre </text:span>2025 </text:p>
                <text:p text:style-name="P59"><text:span text:style-name="T133">c</text:span><text:span text:style-name="T132">ontact : </text:span><text:a xlink:type="simple" xlink:href="mailto:roselyne.gouesnard@orange.f" text:style-name="Internet_20_link" text:visited-style-name="Visited_20_Internet_20_Link"><text:span text:style-name="Internet_20_link"><text:span text:style-name="T77">roselyne.gouesnard@orange.f</text:span></text:span></text:a><text:span text:style-name="Internet_20_link"><text:span text:style-name="T78">r</text:span></text:span></text:p>
                <text:p text:style-name="P59"><text:span text:style-name="Internet_20_link"><text:span text:style-name="T100">i</text:span></text:span><text:span text:style-name="Internet_20_link"><text:span text:style-name="T99">nscriptio</text:span></text:span><text:span text:style-name="Internet_20_link"><text:span text:style-name="T100">n </text:span></text:span><text:span text:style-name="Internet_20_link"><text:span text:style-name="T79">: </text:span></text:span><text:span text:style-name="Internet_20_link"><text:span text:style-name="T78"><text:s/></text:span></text:span><text:a xlink:type="simple" xlink:href="https://www.larochedutheil.com/sessions/dieu-la-bible-la-foi/" text:style-name="Internet_20_link" text:visited-style-name="Visited_20_Internet_20_Link"><text:span text:style-name="Internet_20_link"><text:span text:style-name="T77">https://www.larochedutheil.com</text:span></text:span></text:a></text:p>
              </text:list-header>
            </text:list>
          </table:table-cell>
          <table:table-cell table:style-name="Tableau4.A1" office:value-type="string">
            <text:p text:style-name="P28"><text:s/>L’événement Jésus</text:p>
            <text:p text:style-name="P29"/>
            <text:p text:style-name="P26"><text:span text:style-name="T144">5 soirées 20h -22h septembre 2025 à janvier 2026</text:span></text:p>
            <text:p text:style-name="P27"><text:span text:style-name="T144">contact :</text:span><text:span text:style-name="T145"> </text:span><text:a xlink:type="simple" xlink:href="mailto:cathcathlepeltier@gmail.com" office:target-frame-name="_blank" xlink:show="new" text:style-name="Internet_20_link" text:visited-style-name="Visited_20_Internet_20_Link"><text:span text:style-name="T88">cathcathlepeltier@gmail.com</text:span></text:a></text:p>
          </table:table-cell>
        </table:table-row>
        <table:table-row>
          <table:table-cell table:style-name="Tableau4.A1" office:value-type="string">
            <text:list text:continue-numbering="true" text:style-name="WW8Num3">
              <text:list-header>
                <text:p text:style-name="P43"><text:span text:style-name="T157">Bains sur Oust</text:span><text:span text:style-name="T128">(35) -monastère </text:span>La Roche du Theil </text:p>
              </text:list-header>
            </text:list>
          </table:table-cell>
          <table:table-cell table:style-name="Tableau4.A1" office:value-type="string">
            <text:p text:style-name="P25"><text:s/><text:span text:style-name="T11">Poitiers </text:span><text:span text:style-name="T12">(86)</text:span></text:p>
          </table:table-cell>
        </table:table-row>
        <table:table-row>
          <table:table-cell table:style-name="Tableau4.A4" office:value-type="string">
            <text:list text:continue-numbering="true" text:style-name="WW8Num3">
              <text:list-header>
                <text:p text:style-name="P62">L’Avent, ce magnifique cadeau de Dieu</text:p>
                <text:p text:style-name="P64"><text:span text:style-name="T128">week-end </text:span><text:span text:style-name="T143">du </text:span><text:span text:style-name="T129">05</text:span>-<text:span text:style-name="T129">07 </text:span><text:span text:style-name="T137">décembre</text:span>2025 </text:p>
                <text:p text:style-name="P59"><text:span text:style-name="T133">c</text:span><text:span text:style-name="T132">ontact : </text:span><text:a xlink:type="simple" xlink:href="mailto:roselyne.gouesnard@orange.f" text:style-name="Internet_20_link" text:visited-style-name="Visited_20_Internet_20_Link"><text:span text:style-name="Internet_20_link"><text:span text:style-name="T77">roselyne.gouesnard@orange.f</text:span></text:span></text:a><text:span text:style-name="Internet_20_link"><text:span text:style-name="T78">r</text:span></text:span></text:p>
                <text:p text:style-name="P59"><text:span text:style-name="Internet_20_link"><text:span text:style-name="T100">je m'insc</text:span></text:span><text:span text:style-name="Internet_20_link"><text:span text:style-name="T100">ris</text:span></text:span><text:span text:style-name="Internet_20_link"><text:span text:style-name="T100"> </text:span></text:span><text:span text:style-name="Internet_20_link"><text:span text:style-name="T79">: </text:span></text:span><text:a xlink:type="simple" xlink:href="https://www.larochedutheil.com/sessions/dieu-la-bible-la-foi/" text:style-name="Internet_20_link" text:visited-style-name="Visited_20_Internet_20_Link"><text:span text:style-name="Internet_20_link"><text:span text:style-name="T77">https://www.larochedutheil.com</text:span></text:span></text:a></text:p>
              </text:list-header>
            </text:list>
          </table:table-cell>
          <table:table-cell table:style-name="Tableau4.A4" office:value-type="string">
            <text:p text:style-name="P30"/>
            <text:p text:style-name="P30">Contact :J-Pierre Bouty boutyjp@gmail.com</text:p>
          </table:table-cell>
        </table:table-row>
        <table:table-row>
          <table:table-cell table:style-name="Tableau4.A4" office:value-type="string">
            <text:list text:continue-numbering="true" text:style-name="WW8Num3">
              <text:list-header>
                <text:p text:style-name="P44">Vannes (56)</text:p>
              </text:list-header>
            </text:list>
          </table:table-cell>
          <table:table-cell table:style-name="Tableau4.A4" office:value-type="string">
            <text:p text:style-name="P30"/>
          </table:table-cell>
        </table:table-row>
        <table:table-row>
          <table:table-cell table:style-name="Tableau4.A4" office:value-type="string">
            <text:list xml:id="list162936395624264" text:continue-numbering="true" text:style-name="WW8Num3">
              <text:list-header>
                <text:p text:style-name="P65"/>
                <text:p text:style-name="P65">Contact: ml.lemaitre55@gmail.com</text:p>
              </text:list-header>
            </text:list>
          </table:table-cell>
          <table:table-cell table:style-name="Tableau4.A4" office:value-type="string">
            <text:p text:style-name="P30"/>
          </table:table-cell>
        </table:table-row>
      </table:table>
      <text:p text:style-name="P75"/>
      <text:list xml:id="list130526377" text:style-name="WW8Num4">
        <text:list-header>
          <text:p text:style-name="P60"/>
        </text:list-header>
      </text:list>
      <text:h text:style-name="P4" text:outline-level="2" loext:marker-style-name="T47"><text:span text:style-name="T22">Nord </text:span><text:span text:style-name="Strong_20_Emphasis"><text:span text:style-name="T38">(Nord, Pas de </text:span></text:span><text:span text:style-name="Strong_20_Emphasis"><text:span text:style-name="T39">C</text:span></text:span><text:span text:style-name="Strong_20_Emphasis"><text:span text:style-name="T38">alais, Somme)</text:span></text:span>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6">Bavay (59) - <text:span text:style-name="T142">maison paroissiale</text:span></text:p>
          </table:table-cell>
          <table:table-cell table:style-name="Tableau1.A1" office:value-type="string">
            <text:p text:style-name="Table_20_Contents"><text:span text:style-name="T10">Raismes (59</text:span>)</text:p>
          </table:table-cell>
        </table:table-row>
        <table:table-row>
          <table:table-cell table:style-name="Tableau1.A1" office:value-type="string">
            <text:p text:style-name="P54"><text:span text:style-name="T115">F</text:span><text:span text:style-name="T114">ête</text:span><text:span text:style-name="T115">s</text:span><text:span text:style-name="T114"> liturgiques </text:span>: <text:span text:style-name="T141">Noël Pâque</text:span><text:span text:style-name="T142">s </text:span>Pentecôte</text:p>
            <text:p text:style-name="P56">mardi 19h30 à 21h30 <text:s/>sur année 2025-26</text:p>
            <text:p text:style-name="P54"><text:span text:style-name="T141">c</text:span>ontact : Père Louvradoux <text:s/>06 04 06 46 33 <text:s text:c="2"/></text:p>
            <text:p text:style-name="P54"><text:soft-page-break/><text:s text:c="15"/>scaleopc@outlook.com</text:p>
            <text:p text:style-name="P52"><text:span text:style-name="T141">f</text:span>lyer : <text:span text:style-name="T142">louvradoux-bavay ponctuels</text:span></text:p>
            <text:p text:style-name="P52"/>
          </table:table-cell>
          <table:table-cell table:style-name="Tableau1.A1" office:value-type="string">
            <text:p text:style-name="P33">thème : à venir</text:p>
            <text:p text:style-name="Table_20_Contents">j<text:span text:style-name="T142">ournée du </text:span>14 mars 2025 de 9h à 17 h,</text:p>
            <text:p text:style-name="P36"><text:span text:style-name="T141">c</text:span>ontact : <text:span text:style-name="T47">Bertille Vernier 06 79 92 23 81</text:span></text:p>
          </table:table-cell>
        </table:table-row>
        <table:table-row>
          <table:table-cell table:style-name="Tableau1.A1" office:value-type="string">
            <text:p text:style-name="P46">Douai (59) </text:p>
          </table:table-cell>
          <table:table-cell table:style-name="Tableau1.A1" office:value-type="string">
            <text:p text:style-name="P22">Valenciennes (59) - <text:span text:style-name="T142">salle St Roc</text:span></text:p>
          </table:table-cell>
        </table:table-row>
        <table:table-row>
          <table:table-cell table:style-name="Tableau1.A1" office:value-type="string">
            <text:p text:style-name="P51">Parcours des Seuils <text:span text:style-name="T119">: </text:span><text:span text:style-name="T120">3ème année JESUS</text:span></text:p>
            <text:p text:style-name="P51"><text:span text:style-name="T141">L</text:span>e C<text:span text:style-name="T141">redo</text:span></text:p>
            <text:p text:style-name="P52">sur l’année 2025-26</text:p>
            <text:p text:style-name="P52"><text:span text:style-name="T142">c</text:span>ontact : Bertille Vernier 06 79 92 23 81</text:p>
          </table:table-cell>
          <table:table-cell table:style-name="Tableau1.A1" office:value-type="string">
            <text:p text:style-name="Table_20_Contents"><text:span text:style-name="T114">Parcours des Seuils </text:span>:<text:span text:style-name="T142">1ère année</text:span> EXODE</text:p>
            <text:p text:style-name="Table_20_Contents">mercredi 18h-20h30 <text:span text:style-name="T141">sur année </text:span>2025-2026 </text:p>
            <text:p text:style-name="Table_20_Contents"><text:span text:style-name="T142">c</text:span>ontact : <text:span text:style-name="T154">P</text:span>ère Louvradoux : 06 04 06 46 33 scaleopc@outlook.com</text:p>
            <text:p text:style-name="Table_20_Contents">flyer : <text:s/><text:span text:style-name="T142">louvradoux valenciennes S1</text:span></text:p>
            <text:p text:style-name="Table_20_Contents"/>
          </table:table-cell>
        </table:table-row>
        <table:table-row>
          <table:table-cell table:style-name="Tableau1.A1" office:value-type="string">
            <text:p text:style-name="P46">Le Quesnoy (59)</text:p>
          </table:table-cell>
          <table:table-cell table:style-name="Tableau1.A1" office:value-type="string">
            <text:p text:style-name="P22">Amiens (80)</text:p>
          </table:table-cell>
        </table:table-row>
        <table:table-row>
          <table:table-cell table:style-name="Tableau1.A1" office:value-type="string">
            <text:p text:style-name="P52"><text:span text:style-name="T114">Parcours des Seuils </text:span>: <text:s/><text:span text:style-name="T142">2</text:span><text:span text:style-name="T154">è</text:span><text:span text:style-name="T142">me année </text:span>EXIL</text:p>
            <text:p text:style-name="P52">jeudi 19h30 -21h30 sur année 2025-26</text:p>
            <text:p text:style-name="P55"><text:span text:style-name="T142">c</text:span>ontact : <text:span text:style-name="T154">P</text:span>ère Louvradoux 06 04 06 46 33 <text:s/></text:p>
            <text:p text:style-name="P55"><text:s text:c="16"/><text:a xlink:type="simple" xlink:href="mailto:scaleopc@outlook.com" text:style-name="Internet_20_link" text:visited-style-name="Visited_20_Internet_20_Link">scaleopc@outlook.com</text:a></text:p>
          </table:table-cell>
          <table:table-cell table:style-name="Tableau1.A1" office:value-type="string">
            <text:p text:style-name="Table_20_Contents"><text:span text:style-name="T114">Parcours des Seuils </text:span>: 2ème année EXIL</text:p>
            <text:p text:style-name="Table_20_Contents"><text:span text:style-name="T142">d</text:span>ates :</text:p>
            <text:p text:style-name="Table_20_Contents"><text:span text:style-name="T142">c</text:span>ontact : dominique.viel@laposte.net</text:p>
          </table:table-cell>
        </table:table-row>
      </table:table>
      <text:p text:style-name="P53" loext:marker-style-name="T47"/>
      <text:h text:style-name="P2" text:outline-level="2" loext:marker-style-name="T41"><text:s/><text:span text:style-name="T128">Région </text:span>Sud-Est<text:span text:style-name="T109"> </text:span><text:span text:style-name="T107">( Aude, Gard, </text:span><text:span text:style-name="T108">Pyrénées</text:span><text:span text:style-name="T107"> </text:span><text:span text:style-name="T108">orientales</text:span><text:span text:style-name="T107">)</text:span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text:s text:c="2"/><text:span text:style-name="T12">Béziers ( 34)</text:span></text:p>
          </table:table-cell>
          <table:table-cell table:style-name="Tableau5.A1" office:value-type="string">
            <text:p text:style-name="P71"><text:span text:style-name="Internet_20_link"><text:span text:style-name="T61"><text:s/></text:span></text:span><text:span text:style-name="Internet_20_link"><text:span text:style-name="T5">Fanjeaux (11) - </text:span></text:span><text:span text:style-name="Internet_20_link"><text:span text:style-name="T6">monastère de Prouilh</text:span></text:span><text:span text:style-name="Internet_20_link"><text:span text:style-name="T9">e</text:span></text:span></text:p>
          </table:table-cell>
        </table:table-row>
        <table:table-row>
          <table:table-cell table:style-name="Tableau5.A1" office:value-type="string">
            <text:p text:style-name="Table_20_Contents"><text:s/><text:span text:style-name="T118">Parcours des seuils : </text:span><text:span text:style-name="T154">4ème année JESUS</text:span></text:p>
            <text:p text:style-name="P37">1 jeudi /mois 18h à 20h30 année 2025-26</text:p>
            <text:p text:style-name="P57">contact: <text:a xlink:type="simple" xlink:href="mailto:mfscrive@gmail.com" text:style-name="Internet_20_link" text:visited-style-name="Visited_20_Internet_20_Link"><text:span text:style-name="T155">mfscrive@gmail.com</text:span></text:a> </text:p>
            <text:p text:style-name="P58">flyer</text:p>
          </table:table-cell>
          <table:table-cell table:style-name="Tableau5.A1" office:value-type="string">
            <text:p text:style-name="P71"><text:span text:style-name="Internet_20_link"><text:span text:style-name="T58">Les Béatitudes <text:line-break/> </text:span></text:span><text:span text:style-name="Internet_20_link"><text:span text:style-name="T64">week-end </text:span></text:span><text:span text:style-name="Internet_20_link"><text:span text:style-name="T65">du</text:span></text:span><text:span text:style-name="Internet_20_link"><text:span text:style-name="T51">15-16 novembre 202</text:span></text:span><text:span text:style-name="Internet_20_link"><text:span text:style-name="T55">6</text:span></text:span></text:p>
            <text:p text:style-name="P82"><text:span text:style-name="Internet_20_link"><text:span text:style-name="T51"><text:s/></text:span></text:span><text:span text:style-name="Internet_20_link"><text:span text:style-name="T52">c</text:span></text:span><text:span text:style-name="Internet_20_link"><text:span text:style-name="T51">ontact : </text:span></text:span><text:a xlink:type="simple" xlink:href="mailto:janelloret@gmail.com" text:style-name="Internet_20_link" text:visited-style-name="Visited_20_Internet_20_Link"><text:span text:style-name="Internet_20_link"><text:span text:style-name="T47">janelloret@gmail.com</text:span></text:span></text:a></text:p>
            <text:p text:style-name="P82"><text:span text:style-name="Internet_20_link"><text:span text:style-name="T52"><text:s text:c="2"/>flyer: </text:span></text:span><text:span text:style-name="Internet_20_link"><text:span text:style-name="T55">lloret aude beatitudes</text:span></text:span></text:p>
          </table:table-cell>
        </table:table-row>
        <table:table-row>
          <table:table-cell table:style-name="Tableau5.A1" office:value-type="string">
            <text:list text:continue-list="list162936395624264" text:style-name="WW8Num3">
              <text:list-header>
                <text:p text:style-name="P68"><text:span text:style-name="Internet_20_link"><text:span text:style-name="T14">Montpellier (34) - </text:span></text:span><text:span text:style-name="Internet_20_link"><text:span text:style-name="T15">maison du diocèse</text:span></text:span></text:p>
              </text:list-header>
            </text:list>
          </table:table-cell>
          <table:table-cell table:style-name="Tableau5.A1" office:value-type="string">
            <text:p text:style-name="P71"><text:span text:style-name="Internet_20_link"><text:span text:style-name="T61"><text:s/></text:span></text:span><text:span text:style-name="Internet_20_link"><text:span text:style-name="T5">Fanjeaux (11) - </text:span></text:span><text:span text:style-name="Internet_20_link"><text:span text:style-name="T6">monastère de Prouilhe</text:span></text:span></text:p>
          </table:table-cell>
        </table:table-row>
        <table:table-row>
          <table:table-cell table:style-name="Tableau5.A4" office:value-type="string">
            <text:list xml:id="list162936891869057" text:continue-numbering="true" text:style-name="WW8Num3">
              <text:list-item>
                <text:list>
                  <text:list-header>
                    <text:h text:style-name="P5" text:outline-level="2"><text:span text:style-name="Internet_20_link"><text:span text:style-name="T29">Parcours des </text:span></text:span><text:span text:style-name="Internet_20_link"><text:span text:style-name="T30">S</text:span></text:span><text:span text:style-name="Internet_20_link"><text:span text:style-name="T29">euils </text:span></text:span><text:span text:style-name="Internet_20_link"><text:span text:style-name="T32">: </text:span></text:span><text:span text:style-name="Internet_20_link"><text:span text:style-name="T35">3ème année JESUS</text:span></text:span></text:h>
                  </text:list-header>
                </text:list>
              </text:list-item>
            </text:list>
            <text:p text:style-name="Text_20_body"><text:span text:style-name="Internet_20_link"><text:span text:style-name="T73"><text:s text:c="2"/></text:span></text:span><text:span text:style-name="Internet_20_link"><text:span text:style-name="T74">1</text:span></text:span><text:span text:style-name="Internet_20_link"><text:span text:style-name="T52">samedi par mois </text:span></text:span><text:span text:style-name="Internet_20_link"><text:span text:style-name="T56">année</text:span></text:span><text:span text:style-name="Internet_20_link"><text:span text:style-name="T52"> 2025-</text:span></text:span><text:span text:style-name="Internet_20_link"><text:span text:style-name="T56">26</text:span></text:span><text:span text:style-name="Internet_20_link"><text:span text:style-name="T51"><text:line-break/></text:span></text:span><text:span text:style-name="Internet_20_link"><text:span text:style-name="T70"> <text:s/></text:span></text:span><text:span text:style-name="Internet_20_link"><text:span text:style-name="T71">c</text:span></text:span><text:span text:style-name="Internet_20_link"><text:span text:style-name="T51">ontact : </text:span></text:span><text:span text:style-name="T85">cecile.dumas@orange.fr </text:span></text:p>
            <text:p text:style-name="P77"><text:span text:style-name="T85"><text:s text:c="2"/></text:span><text:span text:style-name="T86">flyer: dumas montpellier S3</text:span></text:p>
          </table:table-cell>
          <table:table-cell table:style-name="Tableau5.A4" office:value-type="string">
            <text:p text:style-name="P32"><text:span text:style-name="T68"><text:s/></text:span><text:span text:style-name="T67">Les Evangiles de Noël <text:line-break/></text:span><text:span text:style-name="T47"> <text:s/></text:span><text:span text:style-name="Internet_20_link"><text:span text:style-name="T64">week-end </text:span></text:span><text:span text:style-name="Internet_20_link"><text:span text:style-name="T65">du </text:span></text:span><text:span text:style-name="T47">13-14 décembre 2025<text:line-break/> <text:s/></text:span><text:span text:style-name="T49">c</text:span><text:span text:style-name="T47">ontact : </text:span><text:a xlink:type="simple" xlink:href="mailto:janelloret@gmail.com" text:style-name="Internet_20_link" text:visited-style-name="Visited_20_Internet_20_Link"><text:span text:style-name="Internet_20_link"><text:span text:style-name="T47">janelloret@gmail.com</text:span></text:span></text:a></text:p>
            <text:p text:style-name="P32"><text:span text:style-name="Internet_20_link"><text:span text:style-name="T52"><text:s text:c="2"/>flyer: </text:span></text:span><text:span text:style-name="Internet_20_link"><text:span text:style-name="T55">lloret aude Noël</text:span></text:span></text:p>
            <text:p text:style-name="P32"/>
          </table:table-cell>
        </table:table-row>
        <table:table-row>
          <table:table-cell table:style-name="Tableau5.A1" office:value-type="string">
            <text:p text:style-name="Table_20_Contents"><text:s/><text:span text:style-name="T12">Mèze (34)</text:span></text:p>
          </table:table-cell>
          <table:table-cell table:style-name="Tableau5.A1" office:value-type="string">
            <text:p text:style-name="P71"><text:span text:style-name="Internet_20_link"><text:span text:style-name="T61"><text:s/></text:span></text:span><text:span text:style-name="Internet_20_link"><text:span text:style-name="T5">Fanjeaux (11) - </text:span></text:span><text:span text:style-name="Internet_20_link"><text:span text:style-name="T6">monastère de Prouilhe</text:span></text:span></text:p>
          </table:table-cell>
        </table:table-row>
        <table:table-row>
          <table:table-cell table:style-name="Tableau5.A4" office:value-type="string">
            <text:p text:style-name="Table_20_Contents"><text:s/><text:span text:style-name="T118">Le Notre Père</text:span></text:p>
            <text:p text:style-name="P38">journée du 9 avril 2026</text:p>
            <text:p text:style-name="P84"><text:span text:style-name="Internet_20_link"><text:span text:style-name="T76">c</text:span></text:span><text:span text:style-name="Internet_20_link"><text:span text:style-name="T62">ontact : </text:span></text:span><text:span text:style-name="T87">cecile.dumas@orange.fr </text:span></text:p>
            <text:p text:style-name="P85"><text:span text:style-name="T87">flyer</text:span></text:p>
          </table:table-cell>
          <table:table-cell table:style-name="Tableau5.A4" office:value-type="string">
            <text:p text:style-name="P78"><text:span text:style-name="T68"><text:s/></text:span><text:span text:style-name="T67">La Passion selon Saint Jean <text:line-break/> <text:s/></text:span><text:span text:style-name="Internet_20_link"><text:span text:style-name="T64">week-end : </text:span></text:span><text:span text:style-name="T47">28-29 mars 2026<text:line-break/> <text:s/></text:span><text:span text:style-name="T49">co</text:span><text:span text:style-name="T47">ntact : </text:span><text:a xlink:type="simple" xlink:href="mailto:janelloret@gmail.com" text:style-name="Internet_20_link" text:visited-style-name="Visited_20_Internet_20_Link"><text:span text:style-name="Internet_20_link"><text:span text:style-name="T47">janelloret@gmail.com</text:span></text:span></text:a><text:span text:style-name="T41"> <text:s text:c="2"/></text:span></text:p>
            <text:p text:style-name="P78"><text:span text:style-name="T41"><text:s/></text:span><text:span text:style-name="T44">flyer : </text:span><text:span text:style-name="T45">lloret aude passion</text:span></text:p>
          </table:table-cell>
        </table:table-row>
        <table:table-row>
          <table:table-cell table:style-name="Tableau5.A4" office:value-type="string">
            <text:p text:style-name="P48">Pézenas (34)</text:p>
          </table:table-cell>
          <table:table-cell table:style-name="Tableau5.A4" office:value-type="string">
            <text:p text:style-name="P71"><text:span text:style-name="Internet_20_link"><text:span text:style-name="T6"/></text:span></text:p>
          </table:table-cell>
        </table:table-row>
        <table:table-row>
          <table:table-cell table:style-name="Tableau5.A4" office:value-type="string">
            <text:p text:style-name="P78"><text:span text:style-name="T114">La bible au pas à pas</text:span><text:line-break/><text:span text:style-name="T156">année 2025-26</text:span><text:line-break/>contact: <text:a xlink:type="simple" xlink:href="mailto:dassie.chantal@bbox.fr" text:style-name="Internet_20_link" text:visited-style-name="Visited_20_Internet_20_Link"><text:span text:style-name="T155">dassie.chantal@bbox.fr</text:span></text:a> </text:p>
            <text:p text:style-name="P85">flyer</text:p>
          </table:table-cell>
          <table:table-cell table:style-name="Tableau5.A4" office:value-type="string">
            <text:p text:style-name="P78"><text:span text:style-name="T45"/></text:p>
          </table:table-cell>
        </table:table-row>
      </table:table>
      <text:p text:style-name="P70" loext:marker-style-name="T41"><text:span text:style-name="T41"/></text:p>
      <text:h text:style-name="P3" text:outline-level="2" loext:marker-style-name="T67"><text:span text:style-name="T98"><text:s text:c="44"/>Autres lieux </text:span><text:span text:style-name="T97">en France</text:span><text:span text:style-name="T96"> </text:span></text:h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24"><text:span text:style-name="Internet_20_link"><text:span text:style-name="T5">Lyon (69)</text:span></text:span></text:p>
          </table:table-cell>
          <table:table-cell table:style-name="Tableau6.A1" office:value-type="string">
            <text:p text:style-name="P20">Orléans <text:span text:style-name="T139">(</text:span><text:span text:style-name="T152">45)</text:span></text:p>
          </table:table-cell>
        </table:table-row>
        <table:table-row>
          <table:table-cell table:style-name="Tableau6.A1" office:value-type="string">
            <text:p text:style-name="P12"><text:span text:style-name="T117">Parcours des Seuils </text:span><text:span text:style-name="T119">4</text:span><text:span text:style-name="T124">ème</text:span><text:span text:style-name="T119"> </text:span><text:span text:style-name="T124">année EGLISE</text:span></text:p>
            <text:p text:style-name="P12"><text:soft-page-break/>à partir du 13 septembre <text:span text:style-name="T153">sur année 2025-26</text:span></text:p>
            <text:p text:style-name="P12"><text:span text:style-name="T153">c</text:span>ontact : <text:a xlink:type="simple" xlink:href="mailto:bruno.degabory@jesuites.com" text:style-name="Internet_20_link" text:visited-style-name="Visited_20_Internet_20_Link">bruno.degabory@jesuites.com</text:a></text:p>
            <text:p text:style-name="P19">flyer</text:p>
            <text:p text:style-name="Table_20_Contents"/>
            <text:p text:style-name="Table_20_Contents"><text:a xlink:type="simple" xlink:href="mailto:xavier_devos@outlook.fr" text:style-name="Internet_20_link" text:visited-style-name="Visited_20_Internet_20_Link"/></text:p>
            <text:p text:style-name="Table_20_Contents"/>
            <text:p text:style-name="Table_20_Contents"/>
          </table:table-cell>
          <table:table-cell table:style-name="Tableau6.A1" office:value-type="string">
            <text:p text:style-name="P18"><text:span text:style-name="T114">Parcours des Seuils </text:span><text:span text:style-name="T153">1ère</text:span> <text:span text:style-name="T153">année </text:span><text:span text:style-name="T114"><text:s/></text:span>E<text:span text:style-name="T153">XODE</text:span> </text:p>
            <text:p text:style-name="P17"><text:soft-page-break/>au long de l'année 2025-26</text:p>
            <text:p text:style-name="P17"/>
            <text:p text:style-name="P17"><text:span text:style-name="T114">Pour un temps liturgique </text:span>: <text:span text:style-name="T152">NOEL</text:span><text:span text:style-name="T114">  </text:span></text:p>
            <text:p text:style-name="P17">4 soirées en décembre <text:span text:style-name="T153">2025</text:span> et janvier <text:span text:style-name="T153">2026</text:span></text:p>
            <text:p text:style-name="P17">contact : <text:span text:style-name="T152">marcel.bardon@gmail.com</text:span></text:p>
            <text:p text:style-name="P17">f<text:span text:style-name="T152">lyer</text:span></text:p>
            <text:p text:style-name="P17"/>
          </table:table-cell>
        </table:table-row>
        <table:table-row>
          <table:table-cell table:style-name="Tableau6.A1" office:value-type="string">
            <text:p text:style-name="P24"><text:span text:style-name="Internet_20_link"><text:span text:style-name="T8">Pau (64) </text:span></text:span></text:p>
          </table:table-cell>
          <table:table-cell table:style-name="Tableau6.A1" office:value-type="string">
            <text:p text:style-name="P24"><text:span text:style-name="Internet_20_link"><text:span text:style-name="T7">Caen </text:span></text:span><text:span text:style-name="Internet_20_link"><text:span text:style-name="T8">(14)</text:span></text:span></text:p>
          </table:table-cell>
        </table:table-row>
        <table:table-row>
          <table:table-cell table:style-name="Tableau6.A1" office:value-type="string">
            <text:p text:style-name="P73"><text:span text:style-name="Internet_20_link"><text:span text:style-name="T72">Les Béatitudes</text:span></text:span></text:p>
            <text:p text:style-name="P73"><text:span text:style-name="Internet_20_link"><text:span text:style-name="T75">samedis 28 février, 7,14, 28 mars </text:span></text:span><text:span text:style-name="Internet_20_link"><text:span text:style-name="T66">2026</text:span></text:span></text:p>
            <text:p text:style-name="P73"><text:span text:style-name="Internet_20_link"><text:span text:style-name="T63">c</text:span></text:span><text:span text:style-name="Internet_20_link"><text:span text:style-name="T62">ontact : </text:span></text:span><text:a xlink:type="simple" xlink:href="mailto:formationpermanentebearn@gmail.com" text:style-name="Internet_20_link" text:visited-style-name="Visited_20_Internet_20_Link"><text:span text:style-name="Internet_20_link"><text:span text:style-name="T161">formationpermanentebearn@gmail.com</text:span></text:span></text:a><text:span text:style-name="Internet_20_link"><text:span text:style-name="T62"> </text:span></text:span></text:p>
          </table:table-cell>
          <table:table-cell table:style-name="Tableau6.A1" office:value-type="string">
            <text:list text:continue-numbering="true" text:style-name="WW8Num3">
              <text:list-header>
                <text:p text:style-name="P72"><text:span text:style-name="Internet_20_link"><text:span text:style-name="T66">co</text:span></text:span><text:span text:style-name="Internet_20_link"><text:span text:style-name="T62">ntact : </text:span></text:span><text:a xlink:type="simple" xlink:href="mailto:xavier_devos@outlook.fr" text:style-name="Internet_20_link" text:visited-style-name="Visited_20_Internet_20_Link"><text:span text:style-name="Internet_20_link"><text:span text:style-name="T161">xavier_devos@outlook.fr</text:span></text:span></text:a></text:p>
              </text:list-header>
            </text:list>
            <text:p text:style-name="P73"><text:span text:style-name="Internet_20_link"><text:span text:style-name="T58"/></text:span></text:p>
            <text:list xml:id="list162935001677550" text:continue-numbering="true" text:style-name="WW8Num3">
              <text:list-header>
                <text:p text:style-name="P72"><text:span text:style-name="Internet_20_link"><text:span text:style-name="T62"/></text:span></text:p>
              </text:list-header>
            </text:list>
          </table:table-cell>
        </table:table-row>
      </table:table>
      <text:p text:style-name="P14"><text:span text:style-name="Strong_20_Emphasis"/></text:p>
      <text:p text:style-name="P12"/>
      <text:p text:style-name="P50"><text:span text:style-name="Strong_20_Emphasis"><text:span text:style-name="T47"/></text:span></text:p>
      <text:list text:continue-list="list130526377" text:style-name="WW8Num4">
        <text:list-header>
          <text:p text:style-name="P69" loext:marker-style-name="T67"><text:span text:style-name="T47"/></text:p>
        </text:list-header>
      </text:list>
      <text:list text:continue-list="list162935001677550" text:style-name="WW8Num3">
        <text:list-header>
          <text:p text:style-name="P67" loext:marker-style-name="T58"><text:span text:style-name="Internet_20_link"><text:span text:style-name="T58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1" svg:font-family="Calibri" style:font-family-generic="swiss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SimSun" style:font-family-asian="SimSun, 宋体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 style:font-pitch-complex="variabl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Heading_20_1" style:display-name="Heading 1" style:family="paragraph" style:parent-style-name="Titre1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pitch-asian="variable" style:font-size-asian="24pt" style:font-weight-asian="bold" style:font-name-complex="Arial1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Titre1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, 宋体" style:font-pitch-asian="variable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Franklin Gothic Medium" fo:font-family="'Franklin Gothic Medium'" style:font-family-generic="roman" style:font-pitch="variable" fo:font-size="12pt" style:font-size-asian="12pt"/>
    </style:style>
    <style:style style:name="WW8Num1z0" style:family="text">
      <style:text-properties style:use-window-font-color="true" loext:opacity="0%" style:text-outline="false" style:text-line-through-style="none" style:text-line-through-type="none" style:font-name="Symbol" fo:font-family="Symbol" style:font-family-generic="roman" style:font-pitch="variable" style:font-charset="x-symbol" fo:font-size="12pt" fo:text-shadow="none" style:font-name-asian="Calibri1" style:font-family-asian="Calibri" style:font-family-generic-asian="swiss" style:font-pitch-asian="variable" style:font-size-asian="12pt" style:font-name-complex="OpenSymbol" style:font-family-complex="OpenSymbol, 'Arial Unicode MS'" style:font-pitch-complex="variable" style:font-size-complex="12pt" style:text-emphasize="none"/>
    </style:style>
    <style:style style:name="WW8Num2z0" style:family="text">
      <style:text-properties fo:color="#000000" loext:opacity="100%" style:text-outline="false" style:text-line-through-style="none" style:text-line-through-type="none" style:font-name="Symbol" fo:font-family="Symbol" style:font-family-generic="roman" style:font-pitch="variable" style:font-charset="x-symbol" fo:font-size="12pt" fo:text-shadow="none" fo:background-color="transparent" style:font-size-asian="12pt" style:font-name-complex="OpenSymbol" style:font-family-complex="OpenSymbol, 'Arial Unicode MS'" style:font-pitch-complex="variable" style:font-size-complex="12pt" style:text-emphasize="none"/>
    </style:style>
    <style:style style:name="WW8Num3z0" style:family="text">
      <style:text-properties fo:color="#000000" loext:opacity="100%" style:font-name="Symbol" fo:font-family="Symbol" style:font-family-generic="roman" style:font-pitch="variable" style:font-charset="x-symbol" fo:font-size="12pt" fo:background-color="transparent" style:font-size-asian="12pt" style:font-name-complex="OpenSymbol" style:font-family-complex="OpenSymbol, 'Arial Unicode MS'" style:font-pitch-complex="variable" style:font-size-complex="12pt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fo:color="#000000" loext:opacity="100%" style:font-name="Symbol" fo:font-family="Symbol" style:font-family-generic="roman" style:font-pitch="variable" style:font-charset="x-symbol" fo:font-size="12pt" fo:background-color="transparen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hel LAISNE</meta:initial-creator>
    <meta:creation-date>2021-10-12T12:56:00</meta:creation-date>
    <dc:date>2025-11-07T16:29:34.668000000</dc:date>
    <meta:editing-cycles>7</meta:editing-cycles>
    <meta:editing-duration>PT24M42S</meta:editing-duration>
    <meta:generator>LibreOffice/24.2.2.2$Windows_X86_64 LibreOffice_project/d56cc158d8a96260b836f100ef4b4ef25d6f1a01</meta:generator>
    <meta:document-statistic meta:table-count="9" meta:image-count="0" meta:object-count="0" meta:page-count="4" meta:paragraph-count="150" meta:word-count="712" meta:character-count="4850" meta:non-whitespace-character-count="3991"/>
  </office:meta>
</office:document-meta>
</file>